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98cm"/>
    </style:style>
    <style:style style:name="co3" style:family="table-column">
      <style:table-column-properties fo:break-before="auto" style:column-width="0.669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1.099cm"/>
    </style:style>
    <style:style style:name="co6" style:family="table-column">
      <style:table-column-properties fo:break-before="auto" style:column-width="1.875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2.429cm"/>
    </style:style>
    <style:style style:name="co10" style:family="table-column">
      <style:table-column-properties fo:break-before="auto" style:column-width="0.397cm"/>
    </style:style>
    <style:style style:name="co11" style:family="table-column">
      <style:table-column-properties fo:break-before="auto" style:column-width="13.825cm"/>
    </style:style>
    <style:style style:name="co12" style:family="table-column">
      <style:table-column-properties fo:break-before="auto" style:column-width="0.67cm"/>
    </style:style>
    <style:style style:name="co13" style:family="table-column">
      <style:table-column-properties fo:break-before="auto" style:column-width="0.732cm"/>
    </style:style>
    <style:style style:name="co14" style:family="table-column">
      <style:table-column-properties fo:break-before="auto" style:column-width="1.067cm"/>
    </style:style>
    <style:style style:name="ro1" style:family="table-row">
      <style:table-row-properties style:row-height="1.113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1.67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79cm" fo:break-before="auto" style:use-optimal-row-height="true"/>
    </style:style>
    <style:style style:name="ro6" style:family="table-row">
      <style:table-row-properties style:row-height="0.728cm" fo:break-before="auto" style:use-optimal-row-height="false"/>
    </style:style>
    <style:style style:name="ro7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1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#eeeeee"/>
      <style:text-properties fo:color="#3333ff" fo:font-size="10pt" style:font-size-asian="10pt" style:font-size-complex="10pt"/>
    </style:style>
    <style:style style:name="ce4" style:family="table-cell" style:parent-style-name="Default">
      <style:table-cell-properties fo:background-color="#eeeee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eeeeee" style:rotation-angle="90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0" style:family="table-cell" style:parent-style-name="Default">
      <style:text-properties fo:font-size="20pt" style:font-size-asian="20pt" style:font-size-complex="20pt"/>
    </style:style>
    <style:style style:name="ce11" style:family="table-cell" style:parent-style-name="Default">
      <style:text-properties fo:font-size="30pt" style:font-size-asian="30pt" style:font-size-complex="3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30pt" fo:font-weight="normal" style:font-size-asian="30pt" style:font-weight-asian="normal" style:font-size-complex="3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4]=MAX([.$E4:.$N4]))*(COUNTIF([.$E4:.E4];MAX([.$E4:.$N4]))=1))" style:apply-style-name="ignored" style:base-cell-address="print.E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5]=MAX([.$E5:.$N5]))*(COUNTIF([.$E5:.E5];MAX([.$E5:.$N5]))=1))" style:apply-style-name="ignored" style:base-cell-address="print.E5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6]=MAX([.$E6:.$N6]))*(COUNTIF([.$E6:.E6];MAX([.$E6:.$N6]))=1))" style:apply-style-name="ignored" style:base-cell-address="print.E6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7]=MAX([.$E7:.$N7]))*(COUNTIF([.$E7:.E7];MAX([.$E7:.$N7]))=1))" style:apply-style-name="ignored" style:base-cell-address="print.E7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8]=MAX([.$E8:.$N8]))*(COUNTIF([.$E8:.E8];MAX([.$E8:.$N8]))=1))" style:apply-style-name="ignored" style:base-cell-address="print.E8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9]=MAX([.$E9:.$N9]))*(COUNTIF([.$E9:.E9];MAX([.$E9:.$N9]))=1))" style:apply-style-name="ignored" style:base-cell-address="print.E9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10]=MAX([.$E10:.$N10]))*(COUNTIF([.$E10:.E10];MAX([.$E10:.$N10]))=1))" style:apply-style-name="ignored" style:base-cell-address="print.E1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11]=MAX([.$E11:.$N11]))*(COUNTIF([.$E11:.E11];MAX([.$E11:.$N11]))=1))" style:apply-style-name="ignored" style:base-cell-address="print.E11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12]=MAX([.$E12:.$N12]))*(COUNTIF([.$E12:.E12];MAX([.$E12:.$N12]))=1))" style:apply-style-name="ignored" style:base-cell-address="print.E12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E13]=MAX([.$E13:.$N13]))*(COUNTIF([.$E13:.E13];MAX([.$E13:.$N13]))=1))" style:apply-style-name="ignored" style:base-cell-address="print.E13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4]=MAX([.$E4:.$N4]))*(COUNTIF([.$E4:.F4];MAX([.$E4:.$N4]))=1))" style:apply-style-name="ignored" style:base-cell-address="print.F4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5]=MAX([.$E5:.$N5]))*(COUNTIF([.$E5:.F5];MAX([.$E5:.$N5]))=1))" style:apply-style-name="ignored" style:base-cell-address="print.F5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6]=MAX([.$E6:.$N6]))*(COUNTIF([.$E6:.F6];MAX([.$E6:.$N6]))=1))" style:apply-style-name="ignored" style:base-cell-address="print.F6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7]=MAX([.$E7:.$N7]))*(COUNTIF([.$E7:.F7];MAX([.$E7:.$N7]))=1))" style:apply-style-name="ignored" style:base-cell-address="print.F7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8]=MAX([.$E8:.$N8]))*(COUNTIF([.$E8:.F8];MAX([.$E8:.$N8]))=1))" style:apply-style-name="ignored" style:base-cell-address="print.F8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9]=MAX([.$E9:.$N9]))*(COUNTIF([.$E9:.F9];MAX([.$E9:.$N9]))=1))" style:apply-style-name="ignored" style:base-cell-address="print.F9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10]=MAX([.$E10:.$N10]))*(COUNTIF([.$E10:.F10];MAX([.$E10:.$N10]))=1))" style:apply-style-name="ignored" style:base-cell-address="print.F1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11]=MAX([.$E11:.$N11]))*(COUNTIF([.$E11:.F11];MAX([.$E11:.$N11]))=1))" style:apply-style-name="ignored" style:base-cell-address="print.F11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12]=MAX([.$E12:.$N12]))*(COUNTIF([.$E12:.F12];MAX([.$E12:.$N12]))=1))" style:apply-style-name="ignored" style:base-cell-address="print.F1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F13]=MAX([.$E13:.$N13]))*(COUNTIF([.$E13:.F13];MAX([.$E13:.$N13]))=1))" style:apply-style-name="ignored" style:base-cell-address="print.F13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4]=MAX([.$E4:.$N4]))*(COUNTIF([.$E4:.G4];MAX([.$E4:.$N4]))=1))" style:apply-style-name="ignored" style:base-cell-address="print.G4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5]=MAX([.$E5:.$N5]))*(COUNTIF([.$E5:.G5];MAX([.$E5:.$N5]))=1))" style:apply-style-name="ignored" style:base-cell-address="print.G5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6]=MAX([.$E6:.$N6]))*(COUNTIF([.$E6:.G6];MAX([.$E6:.$N6]))=1))" style:apply-style-name="ignored" style:base-cell-address="print.G6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7]=MAX([.$E7:.$N7]))*(COUNTIF([.$E7:.G7];MAX([.$E7:.$N7]))=1))" style:apply-style-name="ignored" style:base-cell-address="print.G7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8]=MAX([.$E8:.$N8]))*(COUNTIF([.$E8:.G8];MAX([.$E8:.$N8]))=1))" style:apply-style-name="ignored" style:base-cell-address="print.G8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9]=MAX([.$E9:.$N9]))*(COUNTIF([.$E9:.G9];MAX([.$E9:.$N9]))=1))" style:apply-style-name="ignored" style:base-cell-address="print.G9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10]=MAX([.$E10:.$N10]))*(COUNTIF([.$E10:.G10];MAX([.$E10:.$N10]))=1))" style:apply-style-name="ignored" style:base-cell-address="print.G1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11]=MAX([.$E11:.$N11]))*(COUNTIF([.$E11:.G11];MAX([.$E11:.$N11]))=1))" style:apply-style-name="ignored" style:base-cell-address="print.G11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12]=MAX([.$E12:.$N12]))*(COUNTIF([.$E12:.G12];MAX([.$E12:.$N12]))=1))" style:apply-style-name="ignored" style:base-cell-address="print.G12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G13]=MAX([.$E13:.$N13]))*(COUNTIF([.$E13:.G13];MAX([.$E13:.$N13]))=1))" style:apply-style-name="ignored" style:base-cell-address="print.G13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4]=MAX([.$E4:.$N4]))*(COUNTIF([.$E4:.H4];MAX([.$E4:.$N4]))=1))" style:apply-style-name="ignored" style:base-cell-address="print.H4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5]=MAX([.$E5:.$N5]))*(COUNTIF([.$E5:.H5];MAX([.$E5:.$N5]))=1))" style:apply-style-name="ignored" style:base-cell-address="print.H5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6]=MAX([.$E6:.$N6]))*(COUNTIF([.$E6:.H6];MAX([.$E6:.$N6]))=1))" style:apply-style-name="ignored" style:base-cell-address="print.H6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7]=MAX([.$E7:.$N7]))*(COUNTIF([.$E7:.H7];MAX([.$E7:.$N7]))=1))" style:apply-style-name="ignored" style:base-cell-address="print.H7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8]=MAX([.$E8:.$N8]))*(COUNTIF([.$E8:.H8];MAX([.$E8:.$N8]))=1))" style:apply-style-name="ignored" style:base-cell-address="print.H8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9]=MAX([.$E9:.$N9]))*(COUNTIF([.$E9:.H9];MAX([.$E9:.$N9]))=1))" style:apply-style-name="ignored" style:base-cell-address="print.H9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10]=MAX([.$E10:.$N10]))*(COUNTIF([.$E10:.H10];MAX([.$E10:.$N10]))=1))" style:apply-style-name="ignored" style:base-cell-address="print.H1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11]=MAX([.$E11:.$N11]))*(COUNTIF([.$E11:.H11];MAX([.$E11:.$N11]))=1))" style:apply-style-name="ignored" style:base-cell-address="print.H11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12]=MAX([.$E12:.$N12]))*(COUNTIF([.$E12:.H12];MAX([.$E12:.$N12]))=1))" style:apply-style-name="ignored" style:base-cell-address="print.H12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H13]=MAX([.$E13:.$N13]))*(COUNTIF([.$E13:.H13];MAX([.$E13:.$N13]))=1))" style:apply-style-name="ignored" style:base-cell-address="print.H13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4]=MAX([.$E4:.$N4]))*(COUNTIF([.$E4:.I4];MAX([.$E4:.$N4]))=1))" style:apply-style-name="ignored" style:base-cell-address="print.I4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5]=MAX([.$E5:.$N5]))*(COUNTIF([.$E5:.I5];MAX([.$E5:.$N5]))=1))" style:apply-style-name="ignored" style:base-cell-address="print.I5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6]=MAX([.$E6:.$N6]))*(COUNTIF([.$E6:.I6];MAX([.$E6:.$N6]))=1))" style:apply-style-name="ignored" style:base-cell-address="print.I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7]=MAX([.$E7:.$N7]))*(COUNTIF([.$E7:.I7];MAX([.$E7:.$N7]))=1))" style:apply-style-name="ignored" style:base-cell-address="print.I7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8]=MAX([.$E8:.$N8]))*(COUNTIF([.$E8:.I8];MAX([.$E8:.$N8]))=1))" style:apply-style-name="ignored" style:base-cell-address="print.I8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9]=MAX([.$E9:.$N9]))*(COUNTIF([.$E9:.I9];MAX([.$E9:.$N9]))=1))" style:apply-style-name="ignored" style:base-cell-address="print.I9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10]=MAX([.$E10:.$N10]))*(COUNTIF([.$E10:.I10];MAX([.$E10:.$N10]))=1))" style:apply-style-name="ignored" style:base-cell-address="print.I10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11]=MAX([.$E11:.$N11]))*(COUNTIF([.$E11:.I11];MAX([.$E11:.$N11]))=1))" style:apply-style-name="ignored" style:base-cell-address="print.I11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12]=MAX([.$E12:.$N12]))*(COUNTIF([.$E12:.I12];MAX([.$E12:.$N12]))=1))" style:apply-style-name="ignored" style:base-cell-address="print.I12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I13]=MAX([.$E13:.$N13]))*(COUNTIF([.$E13:.I13];MAX([.$E13:.$N13]))=1))" style:apply-style-name="ignored" style:base-cell-address="print.I13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4]=MAX([.$E4:.$N4]))*(COUNTIF([.$E4:.J4];MAX([.$E4:.$N4]))=1))" style:apply-style-name="ignored" style:base-cell-address="print.J4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5]=MAX([.$E5:.$N5]))*(COUNTIF([.$E5:.J5];MAX([.$E5:.$N5]))=1))" style:apply-style-name="ignored" style:base-cell-address="print.J5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6]=MAX([.$E6:.$N6]))*(COUNTIF([.$E6:.J6];MAX([.$E6:.$N6]))=1))" style:apply-style-name="ignored" style:base-cell-address="print.J6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7]=MAX([.$E7:.$N7]))*(COUNTIF([.$E7:.J7];MAX([.$E7:.$N7]))=1))" style:apply-style-name="ignored" style:base-cell-address="print.J7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8]=MAX([.$E8:.$N8]))*(COUNTIF([.$E8:.J8];MAX([.$E8:.$N8]))=1))" style:apply-style-name="ignored" style:base-cell-address="print.J8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9]=MAX([.$E9:.$N9]))*(COUNTIF([.$E9:.J9];MAX([.$E9:.$N9]))=1))" style:apply-style-name="ignored" style:base-cell-address="print.J9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10]=MAX([.$E10:.$N10]))*(COUNTIF([.$E10:.J10];MAX([.$E10:.$N10]))=1))" style:apply-style-name="ignored" style:base-cell-address="print.J1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11]=MAX([.$E11:.$N11]))*(COUNTIF([.$E11:.J11];MAX([.$E11:.$N11]))=1))" style:apply-style-name="ignored" style:base-cell-address="print.J11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12]=MAX([.$E12:.$N12]))*(COUNTIF([.$E12:.J12];MAX([.$E12:.$N12]))=1))" style:apply-style-name="ignored" style:base-cell-address="print.J12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J13]=MAX([.$E13:.$N13]))*(COUNTIF([.$E13:.J13];MAX([.$E13:.$N13]))=1))" style:apply-style-name="ignored" style:base-cell-address="print.J13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4]=MAX([.$E4:.$N4]))*(COUNTIF([.$E4:.K4];MAX([.$E4:.$N4]))=1))" style:apply-style-name="ignored" style:base-cell-address="print.K4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5]=MAX([.$E5:.$N5]))*(COUNTIF([.$E5:.K5];MAX([.$E5:.$N5]))=1))" style:apply-style-name="ignored" style:base-cell-address="print.K5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6]=MAX([.$E6:.$N6]))*(COUNTIF([.$E6:.K6];MAX([.$E6:.$N6]))=1))" style:apply-style-name="ignored" style:base-cell-address="print.K6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7]=MAX([.$E7:.$N7]))*(COUNTIF([.$E7:.K7];MAX([.$E7:.$N7]))=1))" style:apply-style-name="ignored" style:base-cell-address="print.K7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8]=MAX([.$E8:.$N8]))*(COUNTIF([.$E8:.K8];MAX([.$E8:.$N8]))=1))" style:apply-style-name="ignored" style:base-cell-address="print.K8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9]=MAX([.$E9:.$N9]))*(COUNTIF([.$E9:.K9];MAX([.$E9:.$N9]))=1))" style:apply-style-name="ignored" style:base-cell-address="print.K9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10]=MAX([.$E10:.$N10]))*(COUNTIF([.$E10:.K10];MAX([.$E10:.$N10]))=1))" style:apply-style-name="ignored" style:base-cell-address="print.K10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11]=MAX([.$E11:.$N11]))*(COUNTIF([.$E11:.K11];MAX([.$E11:.$N11]))=1))" style:apply-style-name="ignored" style:base-cell-address="print.K11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12]=MAX([.$E12:.$N12]))*(COUNTIF([.$E12:.K12];MAX([.$E12:.$N12]))=1))" style:apply-style-name="ignored" style:base-cell-address="print.K12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K13]=MAX([.$E13:.$N13]))*(COUNTIF([.$E13:.K13];MAX([.$E13:.$N13]))=1))" style:apply-style-name="ignored" style:base-cell-address="print.K13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4]=MAX([.$E4:.$N4]))*(COUNTIF([.$E4:.L4];MAX([.$E4:.$N4]))=1))" style:apply-style-name="ignored" style:base-cell-address="print.L4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5]=MAX([.$E5:.$N5]))*(COUNTIF([.$E5:.L5];MAX([.$E5:.$N5]))=1))" style:apply-style-name="ignored" style:base-cell-address="print.L5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6]=MAX([.$E6:.$N6]))*(COUNTIF([.$E6:.L6];MAX([.$E6:.$N6]))=1))" style:apply-style-name="ignored" style:base-cell-address="print.L6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7]=MAX([.$E7:.$N7]))*(COUNTIF([.$E7:.L7];MAX([.$E7:.$N7]))=1))" style:apply-style-name="ignored" style:base-cell-address="print.L7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8]=MAX([.$E8:.$N8]))*(COUNTIF([.$E8:.L8];MAX([.$E8:.$N8]))=1))" style:apply-style-name="ignored" style:base-cell-address="print.L8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9]=MAX([.$E9:.$N9]))*(COUNTIF([.$E9:.L9];MAX([.$E9:.$N9]))=1))" style:apply-style-name="ignored" style:base-cell-address="print.L9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10]=MAX([.$E10:.$N10]))*(COUNTIF([.$E10:.L10];MAX([.$E10:.$N10]))=1))" style:apply-style-name="ignored" style:base-cell-address="print.L10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11]=MAX([.$E11:.$N11]))*(COUNTIF([.$E11:.L11];MAX([.$E11:.$N11]))=1))" style:apply-style-name="ignored" style:base-cell-address="print.L11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12]=MAX([.$E12:.$N12]))*(COUNTIF([.$E12:.L12];MAX([.$E12:.$N12]))=1))" style:apply-style-name="ignored" style:base-cell-address="print.L12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L13]=MAX([.$E13:.$N13]))*(COUNTIF([.$E13:.L13];MAX([.$E13:.$N13]))=1))" style:apply-style-name="ignored" style:base-cell-address="print.L13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4]=MAX([.$E4:.$N4]))*(COUNTIF([.$E4:.M4];MAX([.$E4:.$N4]))=1))" style:apply-style-name="ignored" style:base-cell-address="print.M4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5]=MAX([.$E5:.$N5]))*(COUNTIF([.$E5:.M5];MAX([.$E5:.$N5]))=1))" style:apply-style-name="ignored" style:base-cell-address="print.M5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6]=MAX([.$E6:.$N6]))*(COUNTIF([.$E6:.M6];MAX([.$E6:.$N6]))=1))" style:apply-style-name="ignored" style:base-cell-address="print.M6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7]=MAX([.$E7:.$N7]))*(COUNTIF([.$E7:.M7];MAX([.$E7:.$N7]))=1))" style:apply-style-name="ignored" style:base-cell-address="print.M7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8]=MAX([.$E8:.$N8]))*(COUNTIF([.$E8:.M8];MAX([.$E8:.$N8]))=1))" style:apply-style-name="ignored" style:base-cell-address="print.M8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9]=MAX([.$E9:.$N9]))*(COUNTIF([.$E9:.M9];MAX([.$E9:.$N9]))=1))" style:apply-style-name="ignored" style:base-cell-address="print.M9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10]=MAX([.$E10:.$N10]))*(COUNTIF([.$E10:.M10];MAX([.$E10:.$N10]))=1))" style:apply-style-name="ignored" style:base-cell-address="print.M10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11]=MAX([.$E11:.$N11]))*(COUNTIF([.$E11:.M11];MAX([.$E11:.$N11]))=1))" style:apply-style-name="ignored" style:base-cell-address="print.M11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12]=MAX([.$E12:.$N12]))*(COUNTIF([.$E12:.M12];MAX([.$E12:.$N12]))=1))" style:apply-style-name="ignored" style:base-cell-address="print.M12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M13]=MAX([.$E13:.$N13]))*(COUNTIF([.$E13:.M13];MAX([.$E13:.$N13]))=1))" style:apply-style-name="ignored" style:base-cell-address="print.M13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4]=MAX([.$E4:.$N4]))*(COUNTIF([.$E4:.N4];MAX([.$E4:.$N4]))=1))" style:apply-style-name="ignored" style:base-cell-address="print.N4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5]=MAX([.$E5:.$N5]))*(COUNTIF([.$E5:.N5];MAX([.$E5:.$N5]))=1))" style:apply-style-name="ignored" style:base-cell-address="print.N5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6]=MAX([.$E6:.$N6]))*(COUNTIF([.$E6:.N6];MAX([.$E6:.$N6]))=1))" style:apply-style-name="ignored" style:base-cell-address="print.N6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7]=MAX([.$E7:.$N7]))*(COUNTIF([.$E7:.N7];MAX([.$E7:.$N7]))=1))" style:apply-style-name="ignored" style:base-cell-address="print.N7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8]=MAX([.$E8:.$N8]))*(COUNTIF([.$E8:.N8];MAX([.$E8:.$N8]))=1))" style:apply-style-name="ignored" style:base-cell-address="print.N8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9]=MAX([.$E9:.$N9]))*(COUNTIF([.$E9:.N9];MAX([.$E9:.$N9]))=1))" style:apply-style-name="ignored" style:base-cell-address="print.N9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10]=MAX([.$E10:.$N10]))*(COUNTIF([.$E10:.N10];MAX([.$E10:.$N10]))=1))" style:apply-style-name="ignored" style:base-cell-address="print.N10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11]=MAX([.$E11:.$N11]))*(COUNTIF([.$E11:.N11];MAX([.$E11:.$N11]))=1))" style:apply-style-name="ignored" style:base-cell-address="print.N11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12]=MAX([.$E12:.$N12]))*(COUNTIF([.$E12:.N12];MAX([.$E12:.$N12]))=1))" style:apply-style-name="ignored" style:base-cell-address="print.N12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([.N13]=MAX([.$E13:.$N13]))*(COUNTIF([.$E13:.N13];MAX([.$E13:.$N13]))=1))" style:apply-style-name="ignored" style:base-cell-address="print.N13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inpu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5"/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 table:number-columns-spanned="10" table:number-rows-spanned="1">
            <text:p>Group 1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office:value-type="string" calcext:value-type="string">
            <text:p>Riders</text:p>
          </table:table-cell>
          <table:table-cell table:style-name="ce7" office:value-type="string" calcext:value-type="string">
            <text:p>Judge 1</text:p>
          </table:table-cell>
          <table:table-cell table:style-name="ce7" office:value-type="string" calcext:value-type="string">
            <text:p>Judge 2</text:p>
          </table:table-cell>
          <table:table-cell table:style-name="ce7" office:value-type="string" calcext:value-type="string">
            <text:p>Judge 3</text:p>
          </table:table-cell>
          <table:table-cell table:style-name="ce7" office:value-type="string" calcext:value-type="string">
            <text:p>Judge 4</text:p>
          </table:table-cell>
          <table:table-cell table:style-name="ce7" office:value-type="string" calcext:value-type="string">
            <text:p>Judge 5</text:p>
          </table:table-cell>
          <table:table-cell table:style-name="ce7" office:value-type="string" calcext:value-type="string">
            <text:p>Judge 6</text:p>
          </table:table-cell>
          <table:table-cell table:style-name="ce7" office:value-type="string" calcext:value-type="string">
            <text:p>Judge 7</text:p>
          </table:table-cell>
          <table:table-cell table:style-name="ce7" office:value-type="string" calcext:value-type="string">
            <text:p>Judge 8</text:p>
          </table:table-cell>
          <table:table-cell table:style-name="ce7" office:value-type="string" calcext:value-type="string">
            <text:p>Judge 9</text:p>
          </table:table-cell>
          <table:table-cell table:style-name="ce7" office:value-type="string" calcext:value-type="string">
            <text:p>Judge 10</text:p>
          </table:table-cell>
          <table:table-cell office:value-type="string" calcext:value-type="string">
            <text:p>Placing Point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helppoints</text:p>
          </table:table-cell>
          <table:table-cell office:value-type="string" calcext:value-type="string">
            <text:p>helprank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calcext:value-type="string">
            <text:p>Rider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SUM([.B5:.K5])-MAX([.B5:.K5])-MIN([.B5:.K5])" office:value-type="float" office:value="19" calcext:value-type="float">
            <text:p>19</text:p>
          </table:table-cell>
          <table:table-cell table:formula="of:=RANK([.L5];[.$L$5:.$L$14];1)" office:value-type="float" office:value="1" calcext:value-type="float">
            <text:p>1</text:p>
          </table:table-cell>
          <table:table-cell table:formula="of:=[.L5]+0.00001*ROW()" office:value-type="float" office:value="19.00005" calcext:value-type="float">
            <text:p>19,00005</text:p>
          </table:table-cell>
          <table:table-cell table:formula="of:=RANK([.N5];[.$N$5:.$N$14];1)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ider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SUM([.B6:.K6])-MAX([.B6:.K6])-MIN([.B6:.K6])" office:value-type="float" office:value="31" calcext:value-type="float">
            <text:p>31</text:p>
          </table:table-cell>
          <table:table-cell table:formula="of:=RANK([.L6];[.$L$5:.$L$14];1)" office:value-type="float" office:value="4" calcext:value-type="float">
            <text:p>4</text:p>
          </table:table-cell>
          <table:table-cell table:formula="of:=[.L6]+0.00001*ROW()" office:value-type="float" office:value="31.00006" calcext:value-type="float">
            <text:p>31,00006</text:p>
          </table:table-cell>
          <table:table-cell table:formula="of:=RANK([.N6];[.$N$5:.$N$14];1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ider3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formula="of:=SUM([.B7:.K7])-MAX([.B7:.K7])-MIN([.B7:.K7])" office:value-type="float" office:value="25" calcext:value-type="float">
            <text:p>25</text:p>
          </table:table-cell>
          <table:table-cell table:formula="of:=RANK([.L7];[.$L$5:.$L$14];1)" office:value-type="float" office:value="2" calcext:value-type="float">
            <text:p>2</text:p>
          </table:table-cell>
          <table:table-cell table:formula="of:=[.L7]+0.00001*ROW()" office:value-type="float" office:value="25.00007" calcext:value-type="float">
            <text:p>25,00007</text:p>
          </table:table-cell>
          <table:table-cell table:formula="of:=RANK([.N7];[.$N$5:.$N$14];1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ider4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SUM([.B8:.K8])-MAX([.B8:.K8])-MIN([.B8:.K8])" office:value-type="float" office:value="34" calcext:value-type="float">
            <text:p>34</text:p>
          </table:table-cell>
          <table:table-cell table:formula="of:=RANK([.L8];[.$L$5:.$L$14];1)" office:value-type="float" office:value="5" calcext:value-type="float">
            <text:p>5</text:p>
          </table:table-cell>
          <table:table-cell table:formula="of:=[.L8]+0.00001*ROW()" office:value-type="float" office:value="34.00008" calcext:value-type="float">
            <text:p>34,00008</text:p>
          </table:table-cell>
          <table:table-cell table:formula="of:=RANK([.N8];[.$N$5:.$N$14];1)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ider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formula="of:=SUM([.B9:.K9])-MAX([.B9:.K9])-MIN([.B9:.K9])" office:value-type="float" office:value="29" calcext:value-type="float">
            <text:p>29</text:p>
          </table:table-cell>
          <table:table-cell table:formula="of:=RANK([.L9];[.$L$5:.$L$14];1)" office:value-type="float" office:value="3" calcext:value-type="float">
            <text:p>3</text:p>
          </table:table-cell>
          <table:table-cell table:formula="of:=[.L9]+0.00001*ROW()" office:value-type="float" office:value="29.00009" calcext:value-type="float">
            <text:p>29,00009</text:p>
          </table:table-cell>
          <table:table-cell table:formula="of:=RANK([.N9];[.$N$5:.$N$14];1)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ider6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SUM([.B10:.K10])-MAX([.B10:.K10])-MIN([.B10:.K10])" office:value-type="float" office:value="49" calcext:value-type="float">
            <text:p>49</text:p>
          </table:table-cell>
          <table:table-cell table:formula="of:=RANK([.L10];[.$L$5:.$L$14];1)" office:value-type="float" office:value="6" calcext:value-type="float">
            <text:p>6</text:p>
          </table:table-cell>
          <table:table-cell table:formula="of:=[.L10]+0.00001*ROW()" office:value-type="float" office:value="49.0001" calcext:value-type="float">
            <text:p>49,0001</text:p>
          </table:table-cell>
          <table:table-cell table:formula="of:=RANK([.N10];[.$N$5:.$N$14];1)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ider7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SUM([.B11:.K11])-MAX([.B11:.K11])-MIN([.B11:.K11])" office:value-type="float" office:value="56" calcext:value-type="float">
            <text:p>56</text:p>
          </table:table-cell>
          <table:table-cell table:formula="of:=RANK([.L11];[.$L$5:.$L$14];1)" office:value-type="float" office:value="8" calcext:value-type="float">
            <text:p>8</text:p>
          </table:table-cell>
          <table:table-cell table:formula="of:=[.L11]+0.00001*ROW()" office:value-type="float" office:value="56.00011" calcext:value-type="float">
            <text:p>56,00011</text:p>
          </table:table-cell>
          <table:table-cell table:formula="of:=RANK([.N11];[.$N$5:.$N$14];1)" office:value-type="float" office:value="8" calcext:value-type="float">
            <text:p>8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ider8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formula="of:=SUM([.B12:.K12])-MAX([.B12:.K12])-MIN([.B12:.K12])" office:value-type="float" office:value="50" calcext:value-type="float">
            <text:p>50</text:p>
          </table:table-cell>
          <table:table-cell table:formula="of:=RANK([.L12];[.$L$5:.$L$14];1)" office:value-type="float" office:value="7" calcext:value-type="float">
            <text:p>7</text:p>
          </table:table-cell>
          <table:table-cell table:formula="of:=[.L12]+0.00001*ROW()" office:value-type="float" office:value="50.00012" calcext:value-type="float">
            <text:p>50,00012</text:p>
          </table:table-cell>
          <table:table-cell table:formula="of:=RANK([.N12];[.$N$5:.$N$14];1)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ider9</text:p>
          </table:table-cell>
          <table:table-cell table:number-columns-repeated="6"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formula="of:=SUM([.B13:.K13])-MAX([.B13:.K13])-MIN([.B13:.K13])" office:value-type="float" office:value="71" calcext:value-type="float">
            <text:p>71</text:p>
          </table:table-cell>
          <table:table-cell table:formula="of:=RANK([.L13];[.$L$5:.$L$14];1)" office:value-type="float" office:value="10" calcext:value-type="float">
            <text:p>10</text:p>
          </table:table-cell>
          <table:table-cell table:formula="of:=[.L13]+0.00001*ROW()" office:value-type="float" office:value="71.00013" calcext:value-type="float">
            <text:p>71,00013</text:p>
          </table:table-cell>
          <table:table-cell table:formula="of:=RANK([.N13];[.$N$5:.$N$14];1)" office:value-type="float" office:value="10" calcext:value-type="float">
            <text:p>1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ider1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formula="of:=SUM([.B14:.K14])-MAX([.B14:.K14])-MIN([.B14:.K14])" office:value-type="float" office:value="60" calcext:value-type="float">
            <text:p>60</text:p>
          </table:table-cell>
          <table:table-cell table:formula="of:=RANK([.L14];[.$L$5:.$L$14];1)" office:value-type="float" office:value="9" calcext:value-type="float">
            <text:p>9</text:p>
          </table:table-cell>
          <table:table-cell table:formula="of:=[.L14]+0.00001*ROW()" office:value-type="float" office:value="60.00014" calcext:value-type="float">
            <text:p>60,00014</text:p>
          </table:table-cell>
          <table:table-cell table:formula="of:=RANK([.N14];[.$N$5:.$N$14];1)" office:value-type="float" office:value="9" calcext:value-type="float">
            <text:p>9</text:p>
          </table:table-cell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>
            <text:p>TODO: make it work with less than 10 judges</text:p>
          </table:table-cell>
          <table:table-cell table:style-name="ce8" table:number-columns-repeated="2"/>
          <table:table-cell table:style-name="ce9" table:number-columns-repeated="8"/>
          <table:table-cell table:number-columns-repeated="1013"/>
        </table:table-row>
        <table:table-row table:style-name="ro6">
          <table:table-cell table:style-name="ce3" office:value-type="string" calcext:value-type="string">
            <text:p>TODO: make it work with less than 10 riders</text:p>
          </table:table-cell>
          <table:table-cell table:style-name="ce8" table:number-columns-repeated="2"/>
          <table:table-cell table:style-name="ce9" table:number-columns-repeated="8"/>
          <table:table-cell table:number-columns-repeated="1013"/>
        </table:table-row>
        <table:table-row table:style-name="ro5" table:number-rows-repeated="8">
          <table:table-cell table:style-name="ce4"/>
          <table:table-cell table:style-name="ce8" table:number-columns-repeated="2"/>
          <table:table-cell table:style-name="ce9" table:number-columns-repeated="8"/>
          <table:table-cell table:number-columns-repeated="1013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nt" table:style-name="ta1">
        <office:forms form:automatic-focus="false" form:apply-design-mode="false"/>
        <table:table-column table:style-name="co8" table:visibility="collapse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number-columns-repeated="9" table:default-cell-style-name="Default"/>
        <table:table-column table:style-name="co13" table:default-cell-style-name="Default"/>
        <table:table-column table:style-name="co14" table:default-cell-style-name="Default"/>
        <table:table-row table:style-name="ro7"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X-Style Results</text:p>
          </table:table-cell>
          <table:table-cell table:number-columns-repeated="11"/>
        </table:table-row>
        <table:table-row table:style-name="ro5">
          <table:table-cell table:style-name="ce10"/>
          <table:table-cell table:style-name="ce12"/>
          <table:table-cell table:style-name="ce10"/>
          <table:table-cell table:style-name="ce17" table:formula="of:=[$input.$B$2]" office:value-type="string" office:string-value="Group 1" calcext:value-type="string" table:number-columns-spanned="10" table:number-rows-spanned="1">
            <text:p>Group 1</text:p>
          </table:table-cell>
          <table:covered-table-cell table:style-name="ce18"/>
          <table:covered-table-cell table:number-columns-repeated="8"/>
          <table:table-cell table:number-columns-repeated="2"/>
        </table:table-row>
        <table:table-row table:style-name="ro8">
          <table:table-cell/>
          <table:table-cell table:style-name="ce13"/>
          <table:table-cell table:number-columns-repeated="2"/>
          <table:table-cell table:style-name="ce19" office:value-type="string" calcext:value-type="string">
            <text:p>Judge 1</text:p>
          </table:table-cell>
          <table:table-cell table:style-name="ce19" office:value-type="string" calcext:value-type="string">
            <text:p>Judge 2</text:p>
          </table:table-cell>
          <table:table-cell table:style-name="ce19" office:value-type="string" calcext:value-type="string">
            <text:p>Judge 3</text:p>
          </table:table-cell>
          <table:table-cell table:style-name="ce19" office:value-type="string" calcext:value-type="string">
            <text:p>Judge 4</text:p>
          </table:table-cell>
          <table:table-cell table:style-name="ce19" office:value-type="string" calcext:value-type="string">
            <text:p>Judge 5</text:p>
          </table:table-cell>
          <table:table-cell table:style-name="ce19" office:value-type="string" calcext:value-type="string">
            <text:p>Judge 6</text:p>
          </table:table-cell>
          <table:table-cell table:style-name="ce19" office:value-type="string" calcext:value-type="string">
            <text:p>Judge 7</text:p>
          </table:table-cell>
          <table:table-cell table:style-name="ce19" office:value-type="string" calcext:value-type="string">
            <text:p>Judge 8</text:p>
          </table:table-cell>
          <table:table-cell table:style-name="ce19" office:value-type="string" calcext:value-type="string">
            <text:p>Judge 9</text:p>
          </table:table-cell>
          <table:table-cell table:style-name="ce19" office:value-type="string" calcext:value-type="string">
            <text:p>Judge 10</text:p>
          </table:table-cell>
          <table:table-cell office:value-type="string" calcext:value-type="string">
            <text:p>total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4" table:formula="of:=INDEX([$input.$M$5:$input.$M$14];MATCH([.$A4];[$input.$O$5:$input.$O$14];0))" office:value-type="float" office:value="1" calcext:value-type="float">
            <text:p>1</text:p>
          </table:table-cell>
          <table:table-cell table:style-name="ce16"/>
          <table:table-cell table:style-name="ce16" table:formula="of:=INDEX([$input.$A$5:$input.$A$14];MATCH([.$A4];[$input.$O$5:$input.$O$14];0))" office:value-type="string" office:string-value="Rider1" calcext:value-type="string">
            <text:p>Rider1</text:p>
          </table:table-cell>
          <table:table-cell table:style-name="ce20" table:formula="of:=INDEX([$input.B$5:$input.B$14];MATCH([.$A4];[$input.$O$5:$input.$O$14];0))" office:value-type="float" office:value="1" calcext:value-type="float">
            <text:p>1</text:p>
          </table:table-cell>
          <table:table-cell table:style-name="ce30" table:formula="of:=INDEX([$input.C$5:$input.C$14];MATCH([.$A4];[$input.$O$5:$input.$O$14];0))" office:value-type="float" office:value="2" calcext:value-type="float">
            <text:p>2</text:p>
          </table:table-cell>
          <table:table-cell table:style-name="ce40" table:formula="of:=INDEX([$input.D$5:$input.D$14];MATCH([.$A4];[$input.$O$5:$input.$O$14];0))" office:value-type="float" office:value="1" calcext:value-type="float">
            <text:p>1</text:p>
          </table:table-cell>
          <table:table-cell table:style-name="ce50" table:formula="of:=INDEX([$input.E$5:$input.E$14];MATCH([.$A4];[$input.$O$5:$input.$O$14];0))" office:value-type="float" office:value="2" calcext:value-type="float">
            <text:p>2</text:p>
          </table:table-cell>
          <table:table-cell table:style-name="ce60" table:formula="of:=INDEX([$input.F$5:$input.F$14];MATCH([.$A4];[$input.$O$5:$input.$O$14];0))" office:value-type="float" office:value="5" calcext:value-type="float">
            <text:p>5</text:p>
          </table:table-cell>
          <table:table-cell table:style-name="ce70" table:formula="of:=INDEX([$input.G$5:$input.G$14];MATCH([.$A4];[$input.$O$5:$input.$O$14];0))" office:value-type="float" office:value="6" calcext:value-type="float">
            <text:p>6</text:p>
          </table:table-cell>
          <table:table-cell table:style-name="ce80" table:formula="of:=INDEX([$input.H$5:$input.H$14];MATCH([.$A4];[$input.$O$5:$input.$O$14];0))" office:value-type="float" office:value="3" calcext:value-type="float">
            <text:p>3</text:p>
          </table:table-cell>
          <table:table-cell table:style-name="ce90" table:formula="of:=INDEX([$input.I$5:$input.I$14];MATCH([.$A4];[$input.$O$5:$input.$O$14];0))" office:value-type="float" office:value="1" calcext:value-type="float">
            <text:p>1</text:p>
          </table:table-cell>
          <table:table-cell table:style-name="ce100" table:formula="of:=INDEX([$input.J$5:$input.J$14];MATCH([.$A4];[$input.$O$5:$input.$O$14];0))" office:value-type="float" office:value="2" calcext:value-type="float">
            <text:p>2</text:p>
          </table:table-cell>
          <table:table-cell table:style-name="ce110" table:formula="of:=INDEX([$input.K$5:$input.K$14];MATCH([.$A4];[$input.$O$5:$input.$O$14];0))" office:value-type="float" office:value="3" calcext:value-type="float">
            <text:p>3</text:p>
          </table:table-cell>
          <table:table-cell table:style-name="ce120" table:formula="of:=INDEX([$input.L$5:$input.L$14];MATCH([.$A4];[$input.$O$5:$input.$O$14];0))" office:value-type="float" office:value="19" calcext:value-type="float">
            <text:p>19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4" table:formula="of:=INDEX([$input.$M$5:$input.$M$14];MATCH([.$A5];[$input.$O$5:$input.$O$14];0))" office:value-type="float" office:value="2" calcext:value-type="float">
            <text:p>2</text:p>
          </table:table-cell>
          <table:table-cell table:style-name="ce16"/>
          <table:table-cell table:style-name="ce16" table:formula="of:=INDEX([$input.$A$5:$input.$A$14];MATCH([.$A5];[$input.$O$5:$input.$O$14];0))" office:value-type="string" office:string-value="Rider3" calcext:value-type="string">
            <text:p>Rider3</text:p>
          </table:table-cell>
          <table:table-cell table:style-name="ce21" table:formula="of:=INDEX([$input.B$5:$input.B$14];MATCH([.$A5];[$input.$O$5:$input.$O$14];0))" office:value-type="float" office:value="3" calcext:value-type="float">
            <text:p>3</text:p>
          </table:table-cell>
          <table:table-cell table:style-name="ce31" table:formula="of:=INDEX([$input.C$5:$input.C$14];MATCH([.$A5];[$input.$O$5:$input.$O$14];0))" office:value-type="float" office:value="3" calcext:value-type="float">
            <text:p>3</text:p>
          </table:table-cell>
          <table:table-cell table:style-name="ce41" table:formula="of:=INDEX([$input.D$5:$input.D$14];MATCH([.$A5];[$input.$O$5:$input.$O$14];0))" office:value-type="float" office:value="3" calcext:value-type="float">
            <text:p>3</text:p>
          </table:table-cell>
          <table:table-cell table:style-name="ce51" table:formula="of:=INDEX([$input.E$5:$input.E$14];MATCH([.$A5];[$input.$O$5:$input.$O$14];0))" office:value-type="float" office:value="3" calcext:value-type="float">
            <text:p>3</text:p>
          </table:table-cell>
          <table:table-cell table:style-name="ce61" table:formula="of:=INDEX([$input.F$5:$input.F$14];MATCH([.$A5];[$input.$O$5:$input.$O$14];0))" office:value-type="float" office:value="3" calcext:value-type="float">
            <text:p>3</text:p>
          </table:table-cell>
          <table:table-cell table:style-name="ce71" table:formula="of:=INDEX([$input.G$5:$input.G$14];MATCH([.$A5];[$input.$O$5:$input.$O$14];0))" office:value-type="float" office:value="3" calcext:value-type="float">
            <text:p>3</text:p>
          </table:table-cell>
          <table:table-cell table:style-name="ce81" table:formula="of:=INDEX([$input.H$5:$input.H$14];MATCH([.$A5];[$input.$O$5:$input.$O$14];0))" office:value-type="float" office:value="3" calcext:value-type="float">
            <text:p>3</text:p>
          </table:table-cell>
          <table:table-cell table:style-name="ce91" table:formula="of:=INDEX([$input.I$5:$input.I$14];MATCH([.$A5];[$input.$O$5:$input.$O$14];0))" office:value-type="float" office:value="3" calcext:value-type="float">
            <text:p>3</text:p>
          </table:table-cell>
          <table:table-cell table:style-name="ce101" table:formula="of:=INDEX([$input.J$5:$input.J$14];MATCH([.$A5];[$input.$O$5:$input.$O$14];0))" office:value-type="float" office:value="4" calcext:value-type="float">
            <text:p>4</text:p>
          </table:table-cell>
          <table:table-cell table:style-name="ce111" table:formula="of:=INDEX([$input.K$5:$input.K$14];MATCH([.$A5];[$input.$O$5:$input.$O$14];0))" office:value-type="float" office:value="5" calcext:value-type="float">
            <text:p>5</text:p>
          </table:table-cell>
          <table:table-cell table:style-name="ce120" table:formula="of:=INDEX([$input.L$5:$input.L$14];MATCH([.$A5];[$input.$O$5:$input.$O$14];0))" office:value-type="float" office:value="25" calcext:value-type="float">
            <text:p>25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4" table:formula="of:=INDEX([$input.$M$5:$input.$M$14];MATCH([.$A6];[$input.$O$5:$input.$O$14];0))" office:value-type="float" office:value="3" calcext:value-type="float">
            <text:p>3</text:p>
          </table:table-cell>
          <table:table-cell table:style-name="ce16"/>
          <table:table-cell table:style-name="ce16" table:formula="of:=INDEX([$input.$A$5:$input.$A$14];MATCH([.$A6];[$input.$O$5:$input.$O$14];0))" office:value-type="string" office:string-value="Rider5" calcext:value-type="string">
            <text:p>Rider5</text:p>
          </table:table-cell>
          <table:table-cell table:style-name="ce22" table:formula="of:=INDEX([$input.B$5:$input.B$14];MATCH([.$A6];[$input.$O$5:$input.$O$14];0))" office:value-type="float" office:value="5" calcext:value-type="float">
            <text:p>5</text:p>
          </table:table-cell>
          <table:table-cell table:style-name="ce32" table:formula="of:=INDEX([$input.C$5:$input.C$14];MATCH([.$A6];[$input.$O$5:$input.$O$14];0))" office:value-type="float" office:value="5" calcext:value-type="float">
            <text:p>5</text:p>
          </table:table-cell>
          <table:table-cell table:style-name="ce42" table:formula="of:=INDEX([$input.D$5:$input.D$14];MATCH([.$A6];[$input.$O$5:$input.$O$14];0))" office:value-type="float" office:value="1" calcext:value-type="float">
            <text:p>1</text:p>
          </table:table-cell>
          <table:table-cell table:style-name="ce52" table:formula="of:=INDEX([$input.E$5:$input.E$14];MATCH([.$A6];[$input.$O$5:$input.$O$14];0))" office:value-type="float" office:value="1" calcext:value-type="float">
            <text:p>1</text:p>
          </table:table-cell>
          <table:table-cell table:style-name="ce62" table:formula="of:=INDEX([$input.F$5:$input.F$14];MATCH([.$A6];[$input.$O$5:$input.$O$14];0))" office:value-type="float" office:value="1" calcext:value-type="float">
            <text:p>1</text:p>
          </table:table-cell>
          <table:table-cell table:style-name="ce72" table:formula="of:=INDEX([$input.G$5:$input.G$14];MATCH([.$A6];[$input.$O$5:$input.$O$14];0))" office:value-type="float" office:value="5" calcext:value-type="float">
            <text:p>5</text:p>
          </table:table-cell>
          <table:table-cell table:style-name="ce82" table:formula="of:=INDEX([$input.H$5:$input.H$14];MATCH([.$A6];[$input.$O$5:$input.$O$14];0))" office:value-type="float" office:value="1" calcext:value-type="float">
            <text:p>1</text:p>
          </table:table-cell>
          <table:table-cell table:style-name="ce92" table:formula="of:=INDEX([$input.I$5:$input.I$14];MATCH([.$A6];[$input.$O$5:$input.$O$14];0))" office:value-type="float" office:value="5" calcext:value-type="float">
            <text:p>5</text:p>
          </table:table-cell>
          <table:table-cell table:style-name="ce102" table:formula="of:=INDEX([$input.J$5:$input.J$14];MATCH([.$A6];[$input.$O$5:$input.$O$14];0))" office:value-type="float" office:value="6" calcext:value-type="float">
            <text:p>6</text:p>
          </table:table-cell>
          <table:table-cell table:style-name="ce112" table:formula="of:=INDEX([$input.K$5:$input.K$14];MATCH([.$A6];[$input.$O$5:$input.$O$14];0))" office:value-type="float" office:value="7" calcext:value-type="float">
            <text:p>7</text:p>
          </table:table-cell>
          <table:table-cell table:style-name="ce120" table:formula="of:=INDEX([$input.L$5:$input.L$14];MATCH([.$A6];[$input.$O$5:$input.$O$14];0))" office:value-type="float" office:value="29" calcext:value-type="float">
            <text:p>29</text:p>
          </table:table-cell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14" table:formula="of:=INDEX([$input.$M$5:$input.$M$14];MATCH([.$A7];[$input.$O$5:$input.$O$14];0))" office:value-type="float" office:value="4" calcext:value-type="float">
            <text:p>4</text:p>
          </table:table-cell>
          <table:table-cell table:style-name="ce16"/>
          <table:table-cell table:style-name="ce16" table:formula="of:=INDEX([$input.$A$5:$input.$A$14];MATCH([.$A7];[$input.$O$5:$input.$O$14];0))" office:value-type="string" office:string-value="Rider2" calcext:value-type="string">
            <text:p>Rider2</text:p>
          </table:table-cell>
          <table:table-cell table:style-name="ce23" table:formula="of:=INDEX([$input.B$5:$input.B$14];MATCH([.$A7];[$input.$O$5:$input.$O$14];0))" office:value-type="float" office:value="6" calcext:value-type="float">
            <text:p>6</text:p>
          </table:table-cell>
          <table:table-cell table:style-name="ce33" table:formula="of:=INDEX([$input.C$5:$input.C$14];MATCH([.$A7];[$input.$O$5:$input.$O$14];0))" office:value-type="float" office:value="8" calcext:value-type="float">
            <text:p>8</text:p>
          </table:table-cell>
          <table:table-cell table:style-name="ce43" table:formula="of:=INDEX([$input.D$5:$input.D$14];MATCH([.$A7];[$input.$O$5:$input.$O$14];0))" office:value-type="float" office:value="8" calcext:value-type="float">
            <text:p>8</text:p>
          </table:table-cell>
          <table:table-cell table:style-name="ce53" table:formula="of:=INDEX([$input.E$5:$input.E$14];MATCH([.$A7];[$input.$O$5:$input.$O$14];0))" office:value-type="float" office:value="4" calcext:value-type="float">
            <text:p>4</text:p>
          </table:table-cell>
          <table:table-cell table:style-name="ce63" table:formula="of:=INDEX([$input.F$5:$input.F$14];MATCH([.$A7];[$input.$O$5:$input.$O$14];0))" office:value-type="float" office:value="2" calcext:value-type="float">
            <text:p>2</text:p>
          </table:table-cell>
          <table:table-cell table:style-name="ce73" table:formula="of:=INDEX([$input.G$5:$input.G$14];MATCH([.$A7];[$input.$O$5:$input.$O$14];0))" office:value-type="float" office:value="2" calcext:value-type="float">
            <text:p>2</text:p>
          </table:table-cell>
          <table:table-cell table:style-name="ce83" table:formula="of:=INDEX([$input.H$5:$input.H$14];MATCH([.$A7];[$input.$O$5:$input.$O$14];0))" office:value-type="float" office:value="2" calcext:value-type="float">
            <text:p>2</text:p>
          </table:table-cell>
          <table:table-cell table:style-name="ce93" table:formula="of:=INDEX([$input.I$5:$input.I$14];MATCH([.$A7];[$input.$O$5:$input.$O$14];0))" office:value-type="float" office:value="2" calcext:value-type="float">
            <text:p>2</text:p>
          </table:table-cell>
          <table:table-cell table:style-name="ce103" table:formula="of:=INDEX([$input.J$5:$input.J$14];MATCH([.$A7];[$input.$O$5:$input.$O$14];0))" office:value-type="float" office:value="3" calcext:value-type="float">
            <text:p>3</text:p>
          </table:table-cell>
          <table:table-cell table:style-name="ce113" table:formula="of:=INDEX([$input.K$5:$input.K$14];MATCH([.$A7];[$input.$O$5:$input.$O$14];0))" office:value-type="float" office:value="4" calcext:value-type="float">
            <text:p>4</text:p>
          </table:table-cell>
          <table:table-cell table:style-name="ce120" table:formula="of:=INDEX([$input.L$5:$input.L$14];MATCH([.$A7];[$input.$O$5:$input.$O$14];0))" office:value-type="float" office:value="31" calcext:value-type="float">
            <text:p>31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4" table:formula="of:=INDEX([$input.$M$5:$input.$M$14];MATCH([.$A8];[$input.$O$5:$input.$O$14];0))" office:value-type="float" office:value="5" calcext:value-type="float">
            <text:p>5</text:p>
          </table:table-cell>
          <table:table-cell table:style-name="ce16"/>
          <table:table-cell table:style-name="ce16" table:formula="of:=INDEX([$input.$A$5:$input.$A$14];MATCH([.$A8];[$input.$O$5:$input.$O$14];0))" office:value-type="string" office:string-value="Rider4" calcext:value-type="string">
            <text:p>Rider4</text:p>
          </table:table-cell>
          <table:table-cell table:style-name="ce24" table:formula="of:=INDEX([$input.B$5:$input.B$14];MATCH([.$A8];[$input.$O$5:$input.$O$14];0))" office:value-type="float" office:value="4" calcext:value-type="float">
            <text:p>4</text:p>
          </table:table-cell>
          <table:table-cell table:style-name="ce34" table:formula="of:=INDEX([$input.C$5:$input.C$14];MATCH([.$A8];[$input.$O$5:$input.$O$14];0))" office:value-type="float" office:value="4" calcext:value-type="float">
            <text:p>4</text:p>
          </table:table-cell>
          <table:table-cell table:style-name="ce44" table:formula="of:=INDEX([$input.D$5:$input.D$14];MATCH([.$A8];[$input.$O$5:$input.$O$14];0))" office:value-type="float" office:value="4" calcext:value-type="float">
            <text:p>4</text:p>
          </table:table-cell>
          <table:table-cell table:style-name="ce54" table:formula="of:=INDEX([$input.E$5:$input.E$14];MATCH([.$A8];[$input.$O$5:$input.$O$14];0))" office:value-type="float" office:value="5" calcext:value-type="float">
            <text:p>5</text:p>
          </table:table-cell>
          <table:table-cell table:style-name="ce64" table:formula="of:=INDEX([$input.F$5:$input.F$14];MATCH([.$A8];[$input.$O$5:$input.$O$14];0))" office:value-type="float" office:value="3" calcext:value-type="float">
            <text:p>3</text:p>
          </table:table-cell>
          <table:table-cell table:style-name="ce74" table:formula="of:=INDEX([$input.G$5:$input.G$14];MATCH([.$A8];[$input.$O$5:$input.$O$14];0))" office:value-type="float" office:value="4" calcext:value-type="float">
            <text:p>4</text:p>
          </table:table-cell>
          <table:table-cell table:style-name="ce84" table:formula="of:=INDEX([$input.H$5:$input.H$14];MATCH([.$A8];[$input.$O$5:$input.$O$14];0))" office:value-type="float" office:value="4" calcext:value-type="float">
            <text:p>4</text:p>
          </table:table-cell>
          <table:table-cell table:style-name="ce94" table:formula="of:=INDEX([$input.I$5:$input.I$14];MATCH([.$A8];[$input.$O$5:$input.$O$14];0))" office:value-type="float" office:value="4" calcext:value-type="float">
            <text:p>4</text:p>
          </table:table-cell>
          <table:table-cell table:style-name="ce104" table:formula="of:=INDEX([$input.J$5:$input.J$14];MATCH([.$A8];[$input.$O$5:$input.$O$14];0))" office:value-type="float" office:value="5" calcext:value-type="float">
            <text:p>5</text:p>
          </table:table-cell>
          <table:table-cell table:style-name="ce114" table:formula="of:=INDEX([$input.K$5:$input.K$14];MATCH([.$A8];[$input.$O$5:$input.$O$14];0))" office:value-type="float" office:value="6" calcext:value-type="float">
            <text:p>6</text:p>
          </table:table-cell>
          <table:table-cell table:style-name="ce120" table:formula="of:=INDEX([$input.L$5:$input.L$14];MATCH([.$A8];[$input.$O$5:$input.$O$14];0))" office:value-type="float" office:value="34" calcext:value-type="float">
            <text:p>34</text:p>
          </table:table-cell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14" table:formula="of:=INDEX([$input.$M$5:$input.$M$14];MATCH([.$A9];[$input.$O$5:$input.$O$14];0))" office:value-type="float" office:value="6" calcext:value-type="float">
            <text:p>6</text:p>
          </table:table-cell>
          <table:table-cell table:style-name="ce16"/>
          <table:table-cell table:style-name="ce16" table:formula="of:=INDEX([$input.$A$5:$input.$A$14];MATCH([.$A9];[$input.$O$5:$input.$O$14];0))" office:value-type="string" office:string-value="Rider6" calcext:value-type="string">
            <text:p>Rider6</text:p>
          </table:table-cell>
          <table:table-cell table:style-name="ce25" table:formula="of:=INDEX([$input.B$5:$input.B$14];MATCH([.$A9];[$input.$O$5:$input.$O$14];0))" office:value-type="float" office:value="6" calcext:value-type="float">
            <text:p>6</text:p>
          </table:table-cell>
          <table:table-cell table:style-name="ce35" table:formula="of:=INDEX([$input.C$5:$input.C$14];MATCH([.$A9];[$input.$O$5:$input.$O$14];0))" office:value-type="float" office:value="6" calcext:value-type="float">
            <text:p>6</text:p>
          </table:table-cell>
          <table:table-cell table:style-name="ce45" table:formula="of:=INDEX([$input.D$5:$input.D$14];MATCH([.$A9];[$input.$O$5:$input.$O$14];0))" office:value-type="float" office:value="6" calcext:value-type="float">
            <text:p>6</text:p>
          </table:table-cell>
          <table:table-cell table:style-name="ce55" table:formula="of:=INDEX([$input.E$5:$input.E$14];MATCH([.$A9];[$input.$O$5:$input.$O$14];0))" office:value-type="float" office:value="3" calcext:value-type="float">
            <text:p>3</text:p>
          </table:table-cell>
          <table:table-cell table:style-name="ce65" table:formula="of:=INDEX([$input.F$5:$input.F$14];MATCH([.$A9];[$input.$O$5:$input.$O$14];0))" office:value-type="float" office:value="6" calcext:value-type="float">
            <text:p>6</text:p>
          </table:table-cell>
          <table:table-cell table:style-name="ce75" table:formula="of:=INDEX([$input.G$5:$input.G$14];MATCH([.$A9];[$input.$O$5:$input.$O$14];0))" office:value-type="float" office:value="6" calcext:value-type="float">
            <text:p>6</text:p>
          </table:table-cell>
          <table:table-cell table:style-name="ce85" table:formula="of:=INDEX([$input.H$5:$input.H$14];MATCH([.$A9];[$input.$O$5:$input.$O$14];0))" office:value-type="float" office:value="6" calcext:value-type="float">
            <text:p>6</text:p>
          </table:table-cell>
          <table:table-cell table:style-name="ce95" table:formula="of:=INDEX([$input.I$5:$input.I$14];MATCH([.$A9];[$input.$O$5:$input.$O$14];0))" office:value-type="float" office:value="6" calcext:value-type="float">
            <text:p>6</text:p>
          </table:table-cell>
          <table:table-cell table:style-name="ce105" table:formula="of:=INDEX([$input.J$5:$input.J$14];MATCH([.$A9];[$input.$O$5:$input.$O$14];0))" office:value-type="float" office:value="7" calcext:value-type="float">
            <text:p>7</text:p>
          </table:table-cell>
          <table:table-cell table:style-name="ce115" table:formula="of:=INDEX([$input.K$5:$input.K$14];MATCH([.$A9];[$input.$O$5:$input.$O$14];0))" office:value-type="float" office:value="8" calcext:value-type="float">
            <text:p>8</text:p>
          </table:table-cell>
          <table:table-cell table:style-name="ce120" table:formula="of:=INDEX([$input.L$5:$input.L$14];MATCH([.$A9];[$input.$O$5:$input.$O$14];0))" office:value-type="float" office:value="49" calcext:value-type="float">
            <text:p>49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4" table:formula="of:=INDEX([$input.$M$5:$input.$M$14];MATCH([.$A10];[$input.$O$5:$input.$O$14];0))" office:value-type="float" office:value="7" calcext:value-type="float">
            <text:p>7</text:p>
          </table:table-cell>
          <table:table-cell table:style-name="ce16"/>
          <table:table-cell table:style-name="ce16" table:formula="of:=INDEX([$input.$A$5:$input.$A$14];MATCH([.$A10];[$input.$O$5:$input.$O$14];0))" office:value-type="string" office:string-value="Rider8" calcext:value-type="string">
            <text:p>Rider8</text:p>
          </table:table-cell>
          <table:table-cell table:style-name="ce26" table:formula="of:=INDEX([$input.B$5:$input.B$14];MATCH([.$A10];[$input.$O$5:$input.$O$14];0))" office:value-type="float" office:value="8" calcext:value-type="float">
            <text:p>8</text:p>
          </table:table-cell>
          <table:table-cell table:style-name="ce36" table:formula="of:=INDEX([$input.C$5:$input.C$14];MATCH([.$A10];[$input.$O$5:$input.$O$14];0))" office:value-type="float" office:value="8" calcext:value-type="float">
            <text:p>8</text:p>
          </table:table-cell>
          <table:table-cell table:style-name="ce46" table:formula="of:=INDEX([$input.D$5:$input.D$14];MATCH([.$A10];[$input.$O$5:$input.$O$14];0))" office:value-type="float" office:value="1" calcext:value-type="float">
            <text:p>1</text:p>
          </table:table-cell>
          <table:table-cell table:style-name="ce56" table:formula="of:=INDEX([$input.E$5:$input.E$14];MATCH([.$A10];[$input.$O$5:$input.$O$14];0))" office:value-type="float" office:value="6" calcext:value-type="float">
            <text:p>6</text:p>
          </table:table-cell>
          <table:table-cell table:style-name="ce66" table:formula="of:=INDEX([$input.F$5:$input.F$14];MATCH([.$A10];[$input.$O$5:$input.$O$14];0))" office:value-type="float" office:value="4" calcext:value-type="float">
            <text:p>4</text:p>
          </table:table-cell>
          <table:table-cell table:style-name="ce76" table:formula="of:=INDEX([$input.G$5:$input.G$14];MATCH([.$A10];[$input.$O$5:$input.$O$14];0))" office:value-type="float" office:value="6" calcext:value-type="float">
            <text:p>6</text:p>
          </table:table-cell>
          <table:table-cell table:style-name="ce86" table:formula="of:=INDEX([$input.H$5:$input.H$14];MATCH([.$A10];[$input.$O$5:$input.$O$14];0))" office:value-type="float" office:value="1" calcext:value-type="float">
            <text:p>1</text:p>
          </table:table-cell>
          <table:table-cell table:style-name="ce96" table:formula="of:=INDEX([$input.I$5:$input.I$14];MATCH([.$A10];[$input.$O$5:$input.$O$14];0))" office:value-type="float" office:value="8" calcext:value-type="float">
            <text:p>8</text:p>
          </table:table-cell>
          <table:table-cell table:style-name="ce106" table:formula="of:=INDEX([$input.J$5:$input.J$14];MATCH([.$A10];[$input.$O$5:$input.$O$14];0))" office:value-type="float" office:value="9" calcext:value-type="float">
            <text:p>9</text:p>
          </table:table-cell>
          <table:table-cell table:style-name="ce116" table:formula="of:=INDEX([$input.K$5:$input.K$14];MATCH([.$A10];[$input.$O$5:$input.$O$14];0))" office:value-type="float" office:value="10" calcext:value-type="float">
            <text:p>10</text:p>
          </table:table-cell>
          <table:table-cell table:style-name="ce120" table:formula="of:=INDEX([$input.L$5:$input.L$14];MATCH([.$A10];[$input.$O$5:$input.$O$14];0))" office:value-type="float" office:value="50" calcext:value-type="float">
            <text:p>50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4" table:formula="of:=INDEX([$input.$M$5:$input.$M$14];MATCH([.$A11];[$input.$O$5:$input.$O$14];0))" office:value-type="float" office:value="8" calcext:value-type="float">
            <text:p>8</text:p>
          </table:table-cell>
          <table:table-cell table:style-name="ce16"/>
          <table:table-cell table:style-name="ce16" table:formula="of:=INDEX([$input.$A$5:$input.$A$14];MATCH([.$A11];[$input.$O$5:$input.$O$14];0))" office:value-type="string" office:string-value="Rider7" calcext:value-type="string">
            <text:p>Rider7</text:p>
          </table:table-cell>
          <table:table-cell table:style-name="ce27" table:formula="of:=INDEX([$input.B$5:$input.B$14];MATCH([.$A11];[$input.$O$5:$input.$O$14];0))" office:value-type="float" office:value="7" calcext:value-type="float">
            <text:p>7</text:p>
          </table:table-cell>
          <table:table-cell table:style-name="ce37" table:formula="of:=INDEX([$input.C$5:$input.C$14];MATCH([.$A11];[$input.$O$5:$input.$O$14];0))" office:value-type="float" office:value="7" calcext:value-type="float">
            <text:p>7</text:p>
          </table:table-cell>
          <table:table-cell table:style-name="ce47" table:formula="of:=INDEX([$input.D$5:$input.D$14];MATCH([.$A11];[$input.$O$5:$input.$O$14];0))" office:value-type="float" office:value="7" calcext:value-type="float">
            <text:p>7</text:p>
          </table:table-cell>
          <table:table-cell table:style-name="ce57" table:formula="of:=INDEX([$input.E$5:$input.E$14];MATCH([.$A11];[$input.$O$5:$input.$O$14];0))" office:value-type="float" office:value="4" calcext:value-type="float">
            <text:p>4</text:p>
          </table:table-cell>
          <table:table-cell table:style-name="ce67" table:formula="of:=INDEX([$input.F$5:$input.F$14];MATCH([.$A11];[$input.$O$5:$input.$O$14];0))" office:value-type="float" office:value="6" calcext:value-type="float">
            <text:p>6</text:p>
          </table:table-cell>
          <table:table-cell table:style-name="ce77" table:formula="of:=INDEX([$input.G$5:$input.G$14];MATCH([.$A11];[$input.$O$5:$input.$O$14];0))" office:value-type="float" office:value="7" calcext:value-type="float">
            <text:p>7</text:p>
          </table:table-cell>
          <table:table-cell table:style-name="ce87" table:formula="of:=INDEX([$input.H$5:$input.H$14];MATCH([.$A11];[$input.$O$5:$input.$O$14];0))" office:value-type="float" office:value="7" calcext:value-type="float">
            <text:p>7</text:p>
          </table:table-cell>
          <table:table-cell table:style-name="ce97" table:formula="of:=INDEX([$input.I$5:$input.I$14];MATCH([.$A11];[$input.$O$5:$input.$O$14];0))" office:value-type="float" office:value="7" calcext:value-type="float">
            <text:p>7</text:p>
          </table:table-cell>
          <table:table-cell table:style-name="ce107" table:formula="of:=INDEX([$input.J$5:$input.J$14];MATCH([.$A11];[$input.$O$5:$input.$O$14];0))" office:value-type="float" office:value="8" calcext:value-type="float">
            <text:p>8</text:p>
          </table:table-cell>
          <table:table-cell table:style-name="ce117" table:formula="of:=INDEX([$input.K$5:$input.K$14];MATCH([.$A11];[$input.$O$5:$input.$O$14];0))" office:value-type="float" office:value="9" calcext:value-type="float">
            <text:p>9</text:p>
          </table:table-cell>
          <table:table-cell table:style-name="ce120" table:formula="of:=INDEX([$input.L$5:$input.L$14];MATCH([.$A11];[$input.$O$5:$input.$O$14];0))" office:value-type="float" office:value="56" calcext:value-type="float">
            <text:p>56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4" table:formula="of:=INDEX([$input.$M$5:$input.$M$14];MATCH([.$A12];[$input.$O$5:$input.$O$14];0))" office:value-type="float" office:value="9" calcext:value-type="float">
            <text:p>9</text:p>
          </table:table-cell>
          <table:table-cell table:style-name="ce16"/>
          <table:table-cell table:style-name="ce16" table:formula="of:=INDEX([$input.$A$5:$input.$A$14];MATCH([.$A12];[$input.$O$5:$input.$O$14];0))" office:value-type="string" office:string-value="Rider10" calcext:value-type="string">
            <text:p>Rider10</text:p>
          </table:table-cell>
          <table:table-cell table:style-name="ce28" table:formula="of:=INDEX([$input.B$5:$input.B$14];MATCH([.$A12];[$input.$O$5:$input.$O$14];0))" office:value-type="float" office:value="10" calcext:value-type="float">
            <text:p>10</text:p>
          </table:table-cell>
          <table:table-cell table:style-name="ce38" table:formula="of:=INDEX([$input.C$5:$input.C$14];MATCH([.$A12];[$input.$O$5:$input.$O$14];0))" office:value-type="float" office:value="10" calcext:value-type="float">
            <text:p>10</text:p>
          </table:table-cell>
          <table:table-cell table:style-name="ce48" table:formula="of:=INDEX([$input.D$5:$input.D$14];MATCH([.$A12];[$input.$O$5:$input.$O$14];0))" office:value-type="float" office:value="1" calcext:value-type="float">
            <text:p>1</text:p>
          </table:table-cell>
          <table:table-cell table:style-name="ce58" table:formula="of:=INDEX([$input.E$5:$input.E$14];MATCH([.$A12];[$input.$O$5:$input.$O$14];0))" office:value-type="float" office:value="10" calcext:value-type="float">
            <text:p>10</text:p>
          </table:table-cell>
          <table:table-cell table:style-name="ce68" table:formula="of:=INDEX([$input.F$5:$input.F$14];MATCH([.$A12];[$input.$O$5:$input.$O$14];0))" office:value-type="float" office:value="1" calcext:value-type="float">
            <text:p>1</text:p>
          </table:table-cell>
          <table:table-cell table:style-name="ce78" table:formula="of:=INDEX([$input.G$5:$input.G$14];MATCH([.$A12];[$input.$O$5:$input.$O$14];0))" office:value-type="float" office:value="10" calcext:value-type="float">
            <text:p>10</text:p>
          </table:table-cell>
          <table:table-cell table:style-name="ce88" table:formula="of:=INDEX([$input.H$5:$input.H$14];MATCH([.$A12];[$input.$O$5:$input.$O$14];0))" office:value-type="float" office:value="1" calcext:value-type="float">
            <text:p>1</text:p>
          </table:table-cell>
          <table:table-cell table:style-name="ce98" table:formula="of:=INDEX([$input.I$5:$input.I$14];MATCH([.$A12];[$input.$O$5:$input.$O$14];0))" office:value-type="float" office:value="10" calcext:value-type="float">
            <text:p>10</text:p>
          </table:table-cell>
          <table:table-cell table:style-name="ce108" table:formula="of:=INDEX([$input.J$5:$input.J$14];MATCH([.$A12];[$input.$O$5:$input.$O$14];0))" office:value-type="float" office:value="8" calcext:value-type="float">
            <text:p>8</text:p>
          </table:table-cell>
          <table:table-cell table:style-name="ce118" table:formula="of:=INDEX([$input.K$5:$input.K$14];MATCH([.$A12];[$input.$O$5:$input.$O$14];0))" office:value-type="float" office:value="12" calcext:value-type="float">
            <text:p>12</text:p>
          </table:table-cell>
          <table:table-cell table:style-name="ce120" table:formula="of:=INDEX([$input.L$5:$input.L$14];MATCH([.$A12];[$input.$O$5:$input.$O$14];0))" office:value-type="float" office:value="60" calcext:value-type="float">
            <text:p>60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4" table:formula="of:=INDEX([$input.$M$5:$input.$M$14];MATCH([.$A13];[$input.$O$5:$input.$O$14];0))" office:value-type="float" office:value="10" calcext:value-type="float">
            <text:p>10</text:p>
          </table:table-cell>
          <table:table-cell table:style-name="ce16"/>
          <table:table-cell table:style-name="ce16" table:formula="of:=INDEX([$input.$A$5:$input.$A$14];MATCH([.$A13];[$input.$O$5:$input.$O$14];0))" office:value-type="string" office:string-value="Rider9" calcext:value-type="string">
            <text:p>Rider9</text:p>
          </table:table-cell>
          <table:table-cell table:style-name="ce29" table:formula="of:=INDEX([$input.B$5:$input.B$14];MATCH([.$A13];[$input.$O$5:$input.$O$14];0))" office:value-type="float" office:value="9" calcext:value-type="float">
            <text:p>9</text:p>
          </table:table-cell>
          <table:table-cell table:style-name="ce39" table:formula="of:=INDEX([$input.C$5:$input.C$14];MATCH([.$A13];[$input.$O$5:$input.$O$14];0))" office:value-type="float" office:value="9" calcext:value-type="float">
            <text:p>9</text:p>
          </table:table-cell>
          <table:table-cell table:style-name="ce49" table:formula="of:=INDEX([$input.D$5:$input.D$14];MATCH([.$A13];[$input.$O$5:$input.$O$14];0))" office:value-type="float" office:value="9" calcext:value-type="float">
            <text:p>9</text:p>
          </table:table-cell>
          <table:table-cell table:style-name="ce59" table:formula="of:=INDEX([$input.E$5:$input.E$14];MATCH([.$A13];[$input.$O$5:$input.$O$14];0))" office:value-type="float" office:value="9" calcext:value-type="float">
            <text:p>9</text:p>
          </table:table-cell>
          <table:table-cell table:style-name="ce69" table:formula="of:=INDEX([$input.F$5:$input.F$14];MATCH([.$A13];[$input.$O$5:$input.$O$14];0))" office:value-type="float" office:value="9" calcext:value-type="float">
            <text:p>9</text:p>
          </table:table-cell>
          <table:table-cell table:style-name="ce79" table:formula="of:=INDEX([$input.G$5:$input.G$14];MATCH([.$A13];[$input.$O$5:$input.$O$14];0))" office:value-type="float" office:value="9" calcext:value-type="float">
            <text:p>9</text:p>
          </table:table-cell>
          <table:table-cell table:style-name="ce89" table:formula="of:=INDEX([$input.H$5:$input.H$14];MATCH([.$A13];[$input.$O$5:$input.$O$14];0))" office:value-type="float" office:value="1" calcext:value-type="float">
            <text:p>1</text:p>
          </table:table-cell>
          <table:table-cell table:style-name="ce99" table:formula="of:=INDEX([$input.I$5:$input.I$14];MATCH([.$A13];[$input.$O$5:$input.$O$14];0))" office:value-type="float" office:value="9" calcext:value-type="float">
            <text:p>9</text:p>
          </table:table-cell>
          <table:table-cell table:style-name="ce109" table:formula="of:=INDEX([$input.J$5:$input.J$14];MATCH([.$A13];[$input.$O$5:$input.$O$14];0))" office:value-type="float" office:value="10" calcext:value-type="float">
            <text:p>10</text:p>
          </table:table-cell>
          <table:table-cell table:style-name="ce119" table:formula="of:=INDEX([$input.K$5:$input.K$14];MATCH([.$A13];[$input.$O$5:$input.$O$14];0))" office:value-type="float" office:value="8" calcext:value-type="float">
            <text:p>8</text:p>
          </table:table-cell>
          <table:table-cell table:style-name="ce120" table:formula="of:=INDEX([$input.L$5:$input.L$14];MATCH([.$A13];[$input.$O$5:$input.$O$14];0))" office:value-type="float" office:value="71" calcext:value-type="float">
            <text:p>71</text:p>
          </table:table-cell>
        </table:table-row>
        <table:table-row table:style-name="ro4" table:number-rows-repeated="1048562">
          <table:table-cell table:number-columns-repeated="15"/>
        </table:table-row>
        <table:table-row table:style-name="ro4">
          <table:table-cell table:number-columns-repeated="15"/>
        </table:table-row>
        <calcext:conditional-formats>
          <calcext:conditional-format calcext:target-range-address="print.E4:print.E4">
            <calcext:condition calcext:apply-style-name="ignored" calcext:value="formula-is(([.E4]=MAX([.$E4:.$N4]))*(COUNTIF([.$E4:.E4];MAX([.$E4:.$N4]))=1))" calcext:base-cell-address="print.E4"/>
          </calcext:conditional-format>
          <calcext:conditional-format calcext:target-range-address="print.E4:print.E4">
            <calcext:condition calcext:apply-style-name="ignored" calcext:value="formula-is(([.E4]=MIN([.$E4:.$N4]))*(COUNTIF([.$E4:.E4];MIN([.$E4:.$N4]))=1))" calcext:base-cell-address="print.E4"/>
          </calcext:conditional-format>
          <calcext:conditional-format calcext:target-range-address="print.F4:print.F4">
            <calcext:condition calcext:apply-style-name="ignored" calcext:value="formula-is(([.F4]=MAX([.$E4:.$N4]))*(COUNTIF([.$E4:.F4];MAX([.$E4:.$N4]))=1))" calcext:base-cell-address="print.F4"/>
          </calcext:conditional-format>
          <calcext:conditional-format calcext:target-range-address="print.F4:print.F4">
            <calcext:condition calcext:apply-style-name="ignored" calcext:value="formula-is(([.F4]=MIN([.$E4:.$N4]))*(COUNTIF([.$E4:.F4];MIN([.$E4:.$N4]))=1))" calcext:base-cell-address="print.F4"/>
          </calcext:conditional-format>
          <calcext:conditional-format calcext:target-range-address="print.G4:print.G4">
            <calcext:condition calcext:apply-style-name="ignored" calcext:value="formula-is(([.G4]=MAX([.$E4:.$N4]))*(COUNTIF([.$E4:.G4];MAX([.$E4:.$N4]))=1))" calcext:base-cell-address="print.G4"/>
          </calcext:conditional-format>
          <calcext:conditional-format calcext:target-range-address="print.G4:print.G4">
            <calcext:condition calcext:apply-style-name="ignored" calcext:value="formula-is(([.G4]=MIN([.$E4:.$N4]))*(COUNTIF([.$E4:.G4];MIN([.$E4:.$N4]))=1))" calcext:base-cell-address="print.G4"/>
          </calcext:conditional-format>
          <calcext:conditional-format calcext:target-range-address="print.H4:print.H4">
            <calcext:condition calcext:apply-style-name="ignored" calcext:value="formula-is(([.H4]=MAX([.$E4:.$N4]))*(COUNTIF([.$E4:.H4];MAX([.$E4:.$N4]))=1))" calcext:base-cell-address="print.H4"/>
          </calcext:conditional-format>
          <calcext:conditional-format calcext:target-range-address="print.H4:print.H4">
            <calcext:condition calcext:apply-style-name="ignored" calcext:value="formula-is(([.H4]=MIN([.$E4:.$N4]))*(COUNTIF([.$E4:.H4];MIN([.$E4:.$N4]))=1))" calcext:base-cell-address="print.H4"/>
          </calcext:conditional-format>
          <calcext:conditional-format calcext:target-range-address="print.I4:print.I4">
            <calcext:condition calcext:apply-style-name="ignored" calcext:value="formula-is(([.I4]=MAX([.$E4:.$N4]))*(COUNTIF([.$E4:.I4];MAX([.$E4:.$N4]))=1))" calcext:base-cell-address="print.I4"/>
          </calcext:conditional-format>
          <calcext:conditional-format calcext:target-range-address="print.I4:print.I4">
            <calcext:condition calcext:apply-style-name="ignored" calcext:value="formula-is(([.I4]=MIN([.$E4:.$N4]))*(COUNTIF([.$E4:.I4];MIN([.$E4:.$N4]))=1))" calcext:base-cell-address="print.I4"/>
          </calcext:conditional-format>
          <calcext:conditional-format calcext:target-range-address="print.J4:print.J4">
            <calcext:condition calcext:apply-style-name="ignored" calcext:value="formula-is(([.J4]=MAX([.$E4:.$N4]))*(COUNTIF([.$E4:.J4];MAX([.$E4:.$N4]))=1))" calcext:base-cell-address="print.J4"/>
          </calcext:conditional-format>
          <calcext:conditional-format calcext:target-range-address="print.J4:print.J4">
            <calcext:condition calcext:apply-style-name="ignored" calcext:value="formula-is(([.J4]=MIN([.$E4:.$N4]))*(COUNTIF([.$E4:.J4];MIN([.$E4:.$N4]))=1))" calcext:base-cell-address="print.J4"/>
          </calcext:conditional-format>
          <calcext:conditional-format calcext:target-range-address="print.K4:print.K4">
            <calcext:condition calcext:apply-style-name="ignored" calcext:value="formula-is(([.K4]=MAX([.$E4:.$N4]))*(COUNTIF([.$E4:.K4];MAX([.$E4:.$N4]))=1))" calcext:base-cell-address="print.K4"/>
          </calcext:conditional-format>
          <calcext:conditional-format calcext:target-range-address="print.K4:print.K4">
            <calcext:condition calcext:apply-style-name="ignored" calcext:value="formula-is(([.K4]=MIN([.$E4:.$N4]))*(COUNTIF([.$E4:.K4];MIN([.$E4:.$N4]))=1))" calcext:base-cell-address="print.K4"/>
          </calcext:conditional-format>
          <calcext:conditional-format calcext:target-range-address="print.L4:print.L4">
            <calcext:condition calcext:apply-style-name="ignored" calcext:value="formula-is(([.L4]=MAX([.$E4:.$N4]))*(COUNTIF([.$E4:.L4];MAX([.$E4:.$N4]))=1))" calcext:base-cell-address="print.L4"/>
          </calcext:conditional-format>
          <calcext:conditional-format calcext:target-range-address="print.L4:print.L4">
            <calcext:condition calcext:apply-style-name="ignored" calcext:value="formula-is(([.L4]=MIN([.$E4:.$N4]))*(COUNTIF([.$E4:.L4];MIN([.$E4:.$N4]))=1))" calcext:base-cell-address="print.L4"/>
          </calcext:conditional-format>
          <calcext:conditional-format calcext:target-range-address="print.M4:print.M4">
            <calcext:condition calcext:apply-style-name="ignored" calcext:value="formula-is(([.M4]=MAX([.$E4:.$N4]))*(COUNTIF([.$E4:.M4];MAX([.$E4:.$N4]))=1))" calcext:base-cell-address="print.M4"/>
          </calcext:conditional-format>
          <calcext:conditional-format calcext:target-range-address="print.M4:print.M4">
            <calcext:condition calcext:apply-style-name="ignored" calcext:value="formula-is(([.M4]=MIN([.$E4:.$N4]))*(COUNTIF([.$E4:.M4];MIN([.$E4:.$N4]))=1))" calcext:base-cell-address="print.M4"/>
          </calcext:conditional-format>
          <calcext:conditional-format calcext:target-range-address="print.N4:print.N4">
            <calcext:condition calcext:apply-style-name="ignored" calcext:value="formula-is(([.N4]=MAX([.$E4:.$N4]))*(COUNTIF([.$E4:.N4];MAX([.$E4:.$N4]))=1))" calcext:base-cell-address="print.N4"/>
          </calcext:conditional-format>
          <calcext:conditional-format calcext:target-range-address="print.N4:print.N4">
            <calcext:condition calcext:apply-style-name="ignored" calcext:value="formula-is(([.N4]=MIN([.$E4:.$N4]))*(COUNTIF([.$E4:.N4];MIN([.$E4:.$N4]))=1))" calcext:base-cell-address="print.N4"/>
          </calcext:conditional-format>
          <calcext:conditional-format calcext:target-range-address="print.E5:print.E5">
            <calcext:condition calcext:apply-style-name="ignored" calcext:value="formula-is(([.E5]=MAX([.$E5:.$N5]))*(COUNTIF([.$E5:.E5];MAX([.$E5:.$N5]))=1))" calcext:base-cell-address="print.E5"/>
          </calcext:conditional-format>
          <calcext:conditional-format calcext:target-range-address="print.E5:print.E5">
            <calcext:condition calcext:apply-style-name="ignored" calcext:value="formula-is(([.E5]=MIN([.$E5:.$N5]))*(COUNTIF([.$E5:.E5];MIN([.$E5:.$N5]))=1))" calcext:base-cell-address="print.E5"/>
          </calcext:conditional-format>
          <calcext:conditional-format calcext:target-range-address="print.F5:print.F5">
            <calcext:condition calcext:apply-style-name="ignored" calcext:value="formula-is(([.F5]=MAX([.$E5:.$N5]))*(COUNTIF([.$E5:.F5];MAX([.$E5:.$N5]))=1))" calcext:base-cell-address="print.F5"/>
          </calcext:conditional-format>
          <calcext:conditional-format calcext:target-range-address="print.F5:print.F5">
            <calcext:condition calcext:apply-style-name="ignored" calcext:value="formula-is(([.F5]=MIN([.$E5:.$N5]))*(COUNTIF([.$E5:.F5];MIN([.$E5:.$N5]))=1))" calcext:base-cell-address="print.F5"/>
          </calcext:conditional-format>
          <calcext:conditional-format calcext:target-range-address="print.G5:print.G5">
            <calcext:condition calcext:apply-style-name="ignored" calcext:value="formula-is(([.G5]=MAX([.$E5:.$N5]))*(COUNTIF([.$E5:.G5];MAX([.$E5:.$N5]))=1))" calcext:base-cell-address="print.G5"/>
          </calcext:conditional-format>
          <calcext:conditional-format calcext:target-range-address="print.G5:print.G5">
            <calcext:condition calcext:apply-style-name="ignored" calcext:value="formula-is(([.G5]=MIN([.$E5:.$N5]))*(COUNTIF([.$E5:.G5];MIN([.$E5:.$N5]))=1))" calcext:base-cell-address="print.G5"/>
          </calcext:conditional-format>
          <calcext:conditional-format calcext:target-range-address="print.H5:print.H5">
            <calcext:condition calcext:apply-style-name="ignored" calcext:value="formula-is(([.H5]=MAX([.$E5:.$N5]))*(COUNTIF([.$E5:.H5];MAX([.$E5:.$N5]))=1))" calcext:base-cell-address="print.H5"/>
          </calcext:conditional-format>
          <calcext:conditional-format calcext:target-range-address="print.H5:print.H5">
            <calcext:condition calcext:apply-style-name="ignored" calcext:value="formula-is(([.H5]=MIN([.$E5:.$N5]))*(COUNTIF([.$E5:.H5];MIN([.$E5:.$N5]))=1))" calcext:base-cell-address="print.H5"/>
          </calcext:conditional-format>
          <calcext:conditional-format calcext:target-range-address="print.I5:print.I5">
            <calcext:condition calcext:apply-style-name="ignored" calcext:value="formula-is(([.I5]=MAX([.$E5:.$N5]))*(COUNTIF([.$E5:.I5];MAX([.$E5:.$N5]))=1))" calcext:base-cell-address="print.I5"/>
          </calcext:conditional-format>
          <calcext:conditional-format calcext:target-range-address="print.I5:print.I5">
            <calcext:condition calcext:apply-style-name="ignored" calcext:value="formula-is(([.I5]=MIN([.$E5:.$N5]))*(COUNTIF([.$E5:.I5];MIN([.$E5:.$N5]))=1))" calcext:base-cell-address="print.I5"/>
          </calcext:conditional-format>
          <calcext:conditional-format calcext:target-range-address="print.J5:print.J5">
            <calcext:condition calcext:apply-style-name="ignored" calcext:value="formula-is(([.J5]=MAX([.$E5:.$N5]))*(COUNTIF([.$E5:.J5];MAX([.$E5:.$N5]))=1))" calcext:base-cell-address="print.J5"/>
          </calcext:conditional-format>
          <calcext:conditional-format calcext:target-range-address="print.J5:print.J5">
            <calcext:condition calcext:apply-style-name="ignored" calcext:value="formula-is(([.J5]=MIN([.$E5:.$N5]))*(COUNTIF([.$E5:.J5];MIN([.$E5:.$N5]))=1))" calcext:base-cell-address="print.J5"/>
          </calcext:conditional-format>
          <calcext:conditional-format calcext:target-range-address="print.K5:print.K5">
            <calcext:condition calcext:apply-style-name="ignored" calcext:value="formula-is(([.K5]=MAX([.$E5:.$N5]))*(COUNTIF([.$E5:.K5];MAX([.$E5:.$N5]))=1))" calcext:base-cell-address="print.K5"/>
          </calcext:conditional-format>
          <calcext:conditional-format calcext:target-range-address="print.K5:print.K5">
            <calcext:condition calcext:apply-style-name="ignored" calcext:value="formula-is(([.K5]=MIN([.$E5:.$N5]))*(COUNTIF([.$E5:.K5];MIN([.$E5:.$N5]))=1))" calcext:base-cell-address="print.K5"/>
          </calcext:conditional-format>
          <calcext:conditional-format calcext:target-range-address="print.L5:print.L5">
            <calcext:condition calcext:apply-style-name="ignored" calcext:value="formula-is(([.L5]=MAX([.$E5:.$N5]))*(COUNTIF([.$E5:.L5];MAX([.$E5:.$N5]))=1))" calcext:base-cell-address="print.L5"/>
          </calcext:conditional-format>
          <calcext:conditional-format calcext:target-range-address="print.L5:print.L5">
            <calcext:condition calcext:apply-style-name="ignored" calcext:value="formula-is(([.L5]=MIN([.$E5:.$N5]))*(COUNTIF([.$E5:.L5];MIN([.$E5:.$N5]))=1))" calcext:base-cell-address="print.L5"/>
          </calcext:conditional-format>
          <calcext:conditional-format calcext:target-range-address="print.M5:print.M5">
            <calcext:condition calcext:apply-style-name="ignored" calcext:value="formula-is(([.M5]=MAX([.$E5:.$N5]))*(COUNTIF([.$E5:.M5];MAX([.$E5:.$N5]))=1))" calcext:base-cell-address="print.M5"/>
          </calcext:conditional-format>
          <calcext:conditional-format calcext:target-range-address="print.M5:print.M5">
            <calcext:condition calcext:apply-style-name="ignored" calcext:value="formula-is(([.M5]=MIN([.$E5:.$N5]))*(COUNTIF([.$E5:.M5];MIN([.$E5:.$N5]))=1))" calcext:base-cell-address="print.M5"/>
          </calcext:conditional-format>
          <calcext:conditional-format calcext:target-range-address="print.N5:print.N5">
            <calcext:condition calcext:apply-style-name="ignored" calcext:value="formula-is(([.N5]=MAX([.$E5:.$N5]))*(COUNTIF([.$E5:.N5];MAX([.$E5:.$N5]))=1))" calcext:base-cell-address="print.N5"/>
          </calcext:conditional-format>
          <calcext:conditional-format calcext:target-range-address="print.N5:print.N5">
            <calcext:condition calcext:apply-style-name="ignored" calcext:value="formula-is(([.N5]=MIN([.$E5:.$N5]))*(COUNTIF([.$E5:.N5];MIN([.$E5:.$N5]))=1))" calcext:base-cell-address="print.N5"/>
          </calcext:conditional-format>
          <calcext:conditional-format calcext:target-range-address="print.E6:print.E6">
            <calcext:condition calcext:apply-style-name="ignored" calcext:value="formula-is(([.E6]=MAX([.$E6:.$N6]))*(COUNTIF([.$E6:.E6];MAX([.$E6:.$N6]))=1))" calcext:base-cell-address="print.E6"/>
          </calcext:conditional-format>
          <calcext:conditional-format calcext:target-range-address="print.E6:print.E6">
            <calcext:condition calcext:apply-style-name="ignored" calcext:value="formula-is(([.E6]=MIN([.$E6:.$N6]))*(COUNTIF([.$E6:.E6];MIN([.$E6:.$N6]))=1))" calcext:base-cell-address="print.E6"/>
          </calcext:conditional-format>
          <calcext:conditional-format calcext:target-range-address="print.F6:print.F6">
            <calcext:condition calcext:apply-style-name="ignored" calcext:value="formula-is(([.F6]=MAX([.$E6:.$N6]))*(COUNTIF([.$E6:.F6];MAX([.$E6:.$N6]))=1))" calcext:base-cell-address="print.F6"/>
          </calcext:conditional-format>
          <calcext:conditional-format calcext:target-range-address="print.F6:print.F6">
            <calcext:condition calcext:apply-style-name="ignored" calcext:value="formula-is(([.F6]=MIN([.$E6:.$N6]))*(COUNTIF([.$E6:.F6];MIN([.$E6:.$N6]))=1))" calcext:base-cell-address="print.F6"/>
          </calcext:conditional-format>
          <calcext:conditional-format calcext:target-range-address="print.G6:print.G6">
            <calcext:condition calcext:apply-style-name="ignored" calcext:value="formula-is(([.G6]=MAX([.$E6:.$N6]))*(COUNTIF([.$E6:.G6];MAX([.$E6:.$N6]))=1))" calcext:base-cell-address="print.G6"/>
          </calcext:conditional-format>
          <calcext:conditional-format calcext:target-range-address="print.G6:print.G6">
            <calcext:condition calcext:apply-style-name="ignored" calcext:value="formula-is(([.G6]=MIN([.$E6:.$N6]))*(COUNTIF([.$E6:.G6];MIN([.$E6:.$N6]))=1))" calcext:base-cell-address="print.G6"/>
          </calcext:conditional-format>
          <calcext:conditional-format calcext:target-range-address="print.H6:print.H6">
            <calcext:condition calcext:apply-style-name="ignored" calcext:value="formula-is(([.H6]=MAX([.$E6:.$N6]))*(COUNTIF([.$E6:.H6];MAX([.$E6:.$N6]))=1))" calcext:base-cell-address="print.H6"/>
          </calcext:conditional-format>
          <calcext:conditional-format calcext:target-range-address="print.H6:print.H6">
            <calcext:condition calcext:apply-style-name="ignored" calcext:value="formula-is(([.H6]=MIN([.$E6:.$N6]))*(COUNTIF([.$E6:.H6];MIN([.$E6:.$N6]))=1))" calcext:base-cell-address="print.H6"/>
          </calcext:conditional-format>
          <calcext:conditional-format calcext:target-range-address="print.I6:print.I6">
            <calcext:condition calcext:apply-style-name="ignored" calcext:value="formula-is(([.I6]=MAX([.$E6:.$N6]))*(COUNTIF([.$E6:.I6];MAX([.$E6:.$N6]))=1))" calcext:base-cell-address="print.I6"/>
          </calcext:conditional-format>
          <calcext:conditional-format calcext:target-range-address="print.I6:print.I6">
            <calcext:condition calcext:apply-style-name="ignored" calcext:value="formula-is(([.I6]=MIN([.$E6:.$N6]))*(COUNTIF([.$E6:.I6];MIN([.$E6:.$N6]))=1))" calcext:base-cell-address="print.I6"/>
          </calcext:conditional-format>
          <calcext:conditional-format calcext:target-range-address="print.J6:print.J6">
            <calcext:condition calcext:apply-style-name="ignored" calcext:value="formula-is(([.J6]=MAX([.$E6:.$N6]))*(COUNTIF([.$E6:.J6];MAX([.$E6:.$N6]))=1))" calcext:base-cell-address="print.J6"/>
          </calcext:conditional-format>
          <calcext:conditional-format calcext:target-range-address="print.J6:print.J6">
            <calcext:condition calcext:apply-style-name="ignored" calcext:value="formula-is(([.J6]=MIN([.$E6:.$N6]))*(COUNTIF([.$E6:.J6];MIN([.$E6:.$N6]))=1))" calcext:base-cell-address="print.J6"/>
          </calcext:conditional-format>
          <calcext:conditional-format calcext:target-range-address="print.K6:print.K6">
            <calcext:condition calcext:apply-style-name="ignored" calcext:value="formula-is(([.K6]=MAX([.$E6:.$N6]))*(COUNTIF([.$E6:.K6];MAX([.$E6:.$N6]))=1))" calcext:base-cell-address="print.K6"/>
          </calcext:conditional-format>
          <calcext:conditional-format calcext:target-range-address="print.K6:print.K6">
            <calcext:condition calcext:apply-style-name="ignored" calcext:value="formula-is(([.K6]=MIN([.$E6:.$N6]))*(COUNTIF([.$E6:.K6];MIN([.$E6:.$N6]))=1))" calcext:base-cell-address="print.K6"/>
          </calcext:conditional-format>
          <calcext:conditional-format calcext:target-range-address="print.L6:print.L6">
            <calcext:condition calcext:apply-style-name="ignored" calcext:value="formula-is(([.L6]=MAX([.$E6:.$N6]))*(COUNTIF([.$E6:.L6];MAX([.$E6:.$N6]))=1))" calcext:base-cell-address="print.L6"/>
          </calcext:conditional-format>
          <calcext:conditional-format calcext:target-range-address="print.L6:print.L6">
            <calcext:condition calcext:apply-style-name="ignored" calcext:value="formula-is(([.L6]=MIN([.$E6:.$N6]))*(COUNTIF([.$E6:.L6];MIN([.$E6:.$N6]))=1))" calcext:base-cell-address="print.L6"/>
          </calcext:conditional-format>
          <calcext:conditional-format calcext:target-range-address="print.M6:print.M6">
            <calcext:condition calcext:apply-style-name="ignored" calcext:value="formula-is(([.M6]=MAX([.$E6:.$N6]))*(COUNTIF([.$E6:.M6];MAX([.$E6:.$N6]))=1))" calcext:base-cell-address="print.M6"/>
          </calcext:conditional-format>
          <calcext:conditional-format calcext:target-range-address="print.M6:print.M6">
            <calcext:condition calcext:apply-style-name="ignored" calcext:value="formula-is(([.M6]=MIN([.$E6:.$N6]))*(COUNTIF([.$E6:.M6];MIN([.$E6:.$N6]))=1))" calcext:base-cell-address="print.M6"/>
          </calcext:conditional-format>
          <calcext:conditional-format calcext:target-range-address="print.N6:print.N6">
            <calcext:condition calcext:apply-style-name="ignored" calcext:value="formula-is(([.N6]=MAX([.$E6:.$N6]))*(COUNTIF([.$E6:.N6];MAX([.$E6:.$N6]))=1))" calcext:base-cell-address="print.N6"/>
          </calcext:conditional-format>
          <calcext:conditional-format calcext:target-range-address="print.N6:print.N6">
            <calcext:condition calcext:apply-style-name="ignored" calcext:value="formula-is(([.N6]=MIN([.$E6:.$N6]))*(COUNTIF([.$E6:.N6];MIN([.$E6:.$N6]))=1))" calcext:base-cell-address="print.N6"/>
          </calcext:conditional-format>
          <calcext:conditional-format calcext:target-range-address="print.E7:print.E7">
            <calcext:condition calcext:apply-style-name="ignored" calcext:value="formula-is(([.E7]=MAX([.$E7:.$N7]))*(COUNTIF([.$E7:.E7];MAX([.$E7:.$N7]))=1))" calcext:base-cell-address="print.E7"/>
          </calcext:conditional-format>
          <calcext:conditional-format calcext:target-range-address="print.E7:print.E7">
            <calcext:condition calcext:apply-style-name="ignored" calcext:value="formula-is(([.E7]=MIN([.$E7:.$N7]))*(COUNTIF([.$E7:.E7];MIN([.$E7:.$N7]))=1))" calcext:base-cell-address="print.E7"/>
          </calcext:conditional-format>
          <calcext:conditional-format calcext:target-range-address="print.F7:print.F7">
            <calcext:condition calcext:apply-style-name="ignored" calcext:value="formula-is(([.F7]=MAX([.$E7:.$N7]))*(COUNTIF([.$E7:.F7];MAX([.$E7:.$N7]))=1))" calcext:base-cell-address="print.F7"/>
          </calcext:conditional-format>
          <calcext:conditional-format calcext:target-range-address="print.F7:print.F7">
            <calcext:condition calcext:apply-style-name="ignored" calcext:value="formula-is(([.F7]=MIN([.$E7:.$N7]))*(COUNTIF([.$E7:.F7];MIN([.$E7:.$N7]))=1))" calcext:base-cell-address="print.F7"/>
          </calcext:conditional-format>
          <calcext:conditional-format calcext:target-range-address="print.G7:print.G7">
            <calcext:condition calcext:apply-style-name="ignored" calcext:value="formula-is(([.G7]=MAX([.$E7:.$N7]))*(COUNTIF([.$E7:.G7];MAX([.$E7:.$N7]))=1))" calcext:base-cell-address="print.G7"/>
          </calcext:conditional-format>
          <calcext:conditional-format calcext:target-range-address="print.G7:print.G7">
            <calcext:condition calcext:apply-style-name="ignored" calcext:value="formula-is(([.G7]=MIN([.$E7:.$N7]))*(COUNTIF([.$E7:.G7];MIN([.$E7:.$N7]))=1))" calcext:base-cell-address="print.G7"/>
          </calcext:conditional-format>
          <calcext:conditional-format calcext:target-range-address="print.H7:print.H7">
            <calcext:condition calcext:apply-style-name="ignored" calcext:value="formula-is(([.H7]=MAX([.$E7:.$N7]))*(COUNTIF([.$E7:.H7];MAX([.$E7:.$N7]))=1))" calcext:base-cell-address="print.H7"/>
          </calcext:conditional-format>
          <calcext:conditional-format calcext:target-range-address="print.H7:print.H7">
            <calcext:condition calcext:apply-style-name="ignored" calcext:value="formula-is(([.H7]=MIN([.$E7:.$N7]))*(COUNTIF([.$E7:.H7];MIN([.$E7:.$N7]))=1))" calcext:base-cell-address="print.H7"/>
          </calcext:conditional-format>
          <calcext:conditional-format calcext:target-range-address="print.I7:print.I7">
            <calcext:condition calcext:apply-style-name="ignored" calcext:value="formula-is(([.I7]=MAX([.$E7:.$N7]))*(COUNTIF([.$E7:.I7];MAX([.$E7:.$N7]))=1))" calcext:base-cell-address="print.I7"/>
          </calcext:conditional-format>
          <calcext:conditional-format calcext:target-range-address="print.I7:print.I7">
            <calcext:condition calcext:apply-style-name="ignored" calcext:value="formula-is(([.I7]=MIN([.$E7:.$N7]))*(COUNTIF([.$E7:.I7];MIN([.$E7:.$N7]))=1))" calcext:base-cell-address="print.I7"/>
          </calcext:conditional-format>
          <calcext:conditional-format calcext:target-range-address="print.J7:print.J7">
            <calcext:condition calcext:apply-style-name="ignored" calcext:value="formula-is(([.J7]=MAX([.$E7:.$N7]))*(COUNTIF([.$E7:.J7];MAX([.$E7:.$N7]))=1))" calcext:base-cell-address="print.J7"/>
          </calcext:conditional-format>
          <calcext:conditional-format calcext:target-range-address="print.J7:print.J7">
            <calcext:condition calcext:apply-style-name="ignored" calcext:value="formula-is(([.J7]=MIN([.$E7:.$N7]))*(COUNTIF([.$E7:.J7];MIN([.$E7:.$N7]))=1))" calcext:base-cell-address="print.J7"/>
          </calcext:conditional-format>
          <calcext:conditional-format calcext:target-range-address="print.K7:print.K7">
            <calcext:condition calcext:apply-style-name="ignored" calcext:value="formula-is(([.K7]=MAX([.$E7:.$N7]))*(COUNTIF([.$E7:.K7];MAX([.$E7:.$N7]))=1))" calcext:base-cell-address="print.K7"/>
          </calcext:conditional-format>
          <calcext:conditional-format calcext:target-range-address="print.K7:print.K7">
            <calcext:condition calcext:apply-style-name="ignored" calcext:value="formula-is(([.K7]=MIN([.$E7:.$N7]))*(COUNTIF([.$E7:.K7];MIN([.$E7:.$N7]))=1))" calcext:base-cell-address="print.K7"/>
          </calcext:conditional-format>
          <calcext:conditional-format calcext:target-range-address="print.L7:print.L7">
            <calcext:condition calcext:apply-style-name="ignored" calcext:value="formula-is(([.L7]=MAX([.$E7:.$N7]))*(COUNTIF([.$E7:.L7];MAX([.$E7:.$N7]))=1))" calcext:base-cell-address="print.L7"/>
          </calcext:conditional-format>
          <calcext:conditional-format calcext:target-range-address="print.L7:print.L7">
            <calcext:condition calcext:apply-style-name="ignored" calcext:value="formula-is(([.L7]=MIN([.$E7:.$N7]))*(COUNTIF([.$E7:.L7];MIN([.$E7:.$N7]))=1))" calcext:base-cell-address="print.L7"/>
          </calcext:conditional-format>
          <calcext:conditional-format calcext:target-range-address="print.M7:print.M7">
            <calcext:condition calcext:apply-style-name="ignored" calcext:value="formula-is(([.M7]=MAX([.$E7:.$N7]))*(COUNTIF([.$E7:.M7];MAX([.$E7:.$N7]))=1))" calcext:base-cell-address="print.M7"/>
          </calcext:conditional-format>
          <calcext:conditional-format calcext:target-range-address="print.M7:print.M7">
            <calcext:condition calcext:apply-style-name="ignored" calcext:value="formula-is(([.M7]=MIN([.$E7:.$N7]))*(COUNTIF([.$E7:.M7];MIN([.$E7:.$N7]))=1))" calcext:base-cell-address="print.M7"/>
          </calcext:conditional-format>
          <calcext:conditional-format calcext:target-range-address="print.N7:print.N7">
            <calcext:condition calcext:apply-style-name="ignored" calcext:value="formula-is(([.N7]=MAX([.$E7:.$N7]))*(COUNTIF([.$E7:.N7];MAX([.$E7:.$N7]))=1))" calcext:base-cell-address="print.N7"/>
          </calcext:conditional-format>
          <calcext:conditional-format calcext:target-range-address="print.N7:print.N7">
            <calcext:condition calcext:apply-style-name="ignored" calcext:value="formula-is(([.N7]=MIN([.$E7:.$N7]))*(COUNTIF([.$E7:.N7];MIN([.$E7:.$N7]))=1))" calcext:base-cell-address="print.N7"/>
          </calcext:conditional-format>
          <calcext:conditional-format calcext:target-range-address="print.E8:print.E8">
            <calcext:condition calcext:apply-style-name="ignored" calcext:value="formula-is(([.E8]=MAX([.$E8:.$N8]))*(COUNTIF([.$E8:.E8];MAX([.$E8:.$N8]))=1))" calcext:base-cell-address="print.E8"/>
          </calcext:conditional-format>
          <calcext:conditional-format calcext:target-range-address="print.E8:print.E8">
            <calcext:condition calcext:apply-style-name="ignored" calcext:value="formula-is(([.E8]=MIN([.$E8:.$N8]))*(COUNTIF([.$E8:.E8];MIN([.$E8:.$N8]))=1))" calcext:base-cell-address="print.E8"/>
          </calcext:conditional-format>
          <calcext:conditional-format calcext:target-range-address="print.F8:print.F8">
            <calcext:condition calcext:apply-style-name="ignored" calcext:value="formula-is(([.F8]=MAX([.$E8:.$N8]))*(COUNTIF([.$E8:.F8];MAX([.$E8:.$N8]))=1))" calcext:base-cell-address="print.F8"/>
          </calcext:conditional-format>
          <calcext:conditional-format calcext:target-range-address="print.F8:print.F8">
            <calcext:condition calcext:apply-style-name="ignored" calcext:value="formula-is(([.F8]=MIN([.$E8:.$N8]))*(COUNTIF([.$E8:.F8];MIN([.$E8:.$N8]))=1))" calcext:base-cell-address="print.F8"/>
          </calcext:conditional-format>
          <calcext:conditional-format calcext:target-range-address="print.G8:print.G8">
            <calcext:condition calcext:apply-style-name="ignored" calcext:value="formula-is(([.G8]=MAX([.$E8:.$N8]))*(COUNTIF([.$E8:.G8];MAX([.$E8:.$N8]))=1))" calcext:base-cell-address="print.G8"/>
          </calcext:conditional-format>
          <calcext:conditional-format calcext:target-range-address="print.G8:print.G8">
            <calcext:condition calcext:apply-style-name="ignored" calcext:value="formula-is(([.G8]=MIN([.$E8:.$N8]))*(COUNTIF([.$E8:.G8];MIN([.$E8:.$N8]))=1))" calcext:base-cell-address="print.G8"/>
          </calcext:conditional-format>
          <calcext:conditional-format calcext:target-range-address="print.H8:print.H8">
            <calcext:condition calcext:apply-style-name="ignored" calcext:value="formula-is(([.H8]=MAX([.$E8:.$N8]))*(COUNTIF([.$E8:.H8];MAX([.$E8:.$N8]))=1))" calcext:base-cell-address="print.H8"/>
          </calcext:conditional-format>
          <calcext:conditional-format calcext:target-range-address="print.H8:print.H8">
            <calcext:condition calcext:apply-style-name="ignored" calcext:value="formula-is(([.H8]=MIN([.$E8:.$N8]))*(COUNTIF([.$E8:.H8];MIN([.$E8:.$N8]))=1))" calcext:base-cell-address="print.H8"/>
          </calcext:conditional-format>
          <calcext:conditional-format calcext:target-range-address="print.I8:print.I8">
            <calcext:condition calcext:apply-style-name="ignored" calcext:value="formula-is(([.I8]=MAX([.$E8:.$N8]))*(COUNTIF([.$E8:.I8];MAX([.$E8:.$N8]))=1))" calcext:base-cell-address="print.I8"/>
          </calcext:conditional-format>
          <calcext:conditional-format calcext:target-range-address="print.I8:print.I8">
            <calcext:condition calcext:apply-style-name="ignored" calcext:value="formula-is(([.I8]=MIN([.$E8:.$N8]))*(COUNTIF([.$E8:.I8];MIN([.$E8:.$N8]))=1))" calcext:base-cell-address="print.I8"/>
          </calcext:conditional-format>
          <calcext:conditional-format calcext:target-range-address="print.J8:print.J8">
            <calcext:condition calcext:apply-style-name="ignored" calcext:value="formula-is(([.J8]=MAX([.$E8:.$N8]))*(COUNTIF([.$E8:.J8];MAX([.$E8:.$N8]))=1))" calcext:base-cell-address="print.J8"/>
          </calcext:conditional-format>
          <calcext:conditional-format calcext:target-range-address="print.J8:print.J8">
            <calcext:condition calcext:apply-style-name="ignored" calcext:value="formula-is(([.J8]=MIN([.$E8:.$N8]))*(COUNTIF([.$E8:.J8];MIN([.$E8:.$N8]))=1))" calcext:base-cell-address="print.J8"/>
          </calcext:conditional-format>
          <calcext:conditional-format calcext:target-range-address="print.K8:print.K8">
            <calcext:condition calcext:apply-style-name="ignored" calcext:value="formula-is(([.K8]=MAX([.$E8:.$N8]))*(COUNTIF([.$E8:.K8];MAX([.$E8:.$N8]))=1))" calcext:base-cell-address="print.K8"/>
          </calcext:conditional-format>
          <calcext:conditional-format calcext:target-range-address="print.K8:print.K8">
            <calcext:condition calcext:apply-style-name="ignored" calcext:value="formula-is(([.K8]=MIN([.$E8:.$N8]))*(COUNTIF([.$E8:.K8];MIN([.$E8:.$N8]))=1))" calcext:base-cell-address="print.K8"/>
          </calcext:conditional-format>
          <calcext:conditional-format calcext:target-range-address="print.L8:print.L8">
            <calcext:condition calcext:apply-style-name="ignored" calcext:value="formula-is(([.L8]=MAX([.$E8:.$N8]))*(COUNTIF([.$E8:.L8];MAX([.$E8:.$N8]))=1))" calcext:base-cell-address="print.L8"/>
          </calcext:conditional-format>
          <calcext:conditional-format calcext:target-range-address="print.L8:print.L8">
            <calcext:condition calcext:apply-style-name="ignored" calcext:value="formula-is(([.L8]=MIN([.$E8:.$N8]))*(COUNTIF([.$E8:.L8];MIN([.$E8:.$N8]))=1))" calcext:base-cell-address="print.L8"/>
          </calcext:conditional-format>
          <calcext:conditional-format calcext:target-range-address="print.M8:print.M8">
            <calcext:condition calcext:apply-style-name="ignored" calcext:value="formula-is(([.M8]=MAX([.$E8:.$N8]))*(COUNTIF([.$E8:.M8];MAX([.$E8:.$N8]))=1))" calcext:base-cell-address="print.M8"/>
          </calcext:conditional-format>
          <calcext:conditional-format calcext:target-range-address="print.M8:print.M8">
            <calcext:condition calcext:apply-style-name="ignored" calcext:value="formula-is(([.M8]=MIN([.$E8:.$N8]))*(COUNTIF([.$E8:.M8];MIN([.$E8:.$N8]))=1))" calcext:base-cell-address="print.M8"/>
          </calcext:conditional-format>
          <calcext:conditional-format calcext:target-range-address="print.N8:print.N8">
            <calcext:condition calcext:apply-style-name="ignored" calcext:value="formula-is(([.N8]=MAX([.$E8:.$N8]))*(COUNTIF([.$E8:.N8];MAX([.$E8:.$N8]))=1))" calcext:base-cell-address="print.N8"/>
          </calcext:conditional-format>
          <calcext:conditional-format calcext:target-range-address="print.N8:print.N8">
            <calcext:condition calcext:apply-style-name="ignored" calcext:value="formula-is(([.N8]=MIN([.$E8:.$N8]))*(COUNTIF([.$E8:.N8];MIN([.$E8:.$N8]))=1))" calcext:base-cell-address="print.N8"/>
          </calcext:conditional-format>
          <calcext:conditional-format calcext:target-range-address="print.E9:print.E9">
            <calcext:condition calcext:apply-style-name="ignored" calcext:value="formula-is(([.E9]=MAX([.$E9:.$N9]))*(COUNTIF([.$E9:.E9];MAX([.$E9:.$N9]))=1))" calcext:base-cell-address="print.E9"/>
          </calcext:conditional-format>
          <calcext:conditional-format calcext:target-range-address="print.E9:print.E9">
            <calcext:condition calcext:apply-style-name="ignored" calcext:value="formula-is(([.E9]=MIN([.$E9:.$N9]))*(COUNTIF([.$E9:.E9];MIN([.$E9:.$N9]))=1))" calcext:base-cell-address="print.E9"/>
          </calcext:conditional-format>
          <calcext:conditional-format calcext:target-range-address="print.F9:print.F9">
            <calcext:condition calcext:apply-style-name="ignored" calcext:value="formula-is(([.F9]=MAX([.$E9:.$N9]))*(COUNTIF([.$E9:.F9];MAX([.$E9:.$N9]))=1))" calcext:base-cell-address="print.F9"/>
          </calcext:conditional-format>
          <calcext:conditional-format calcext:target-range-address="print.F9:print.F9">
            <calcext:condition calcext:apply-style-name="ignored" calcext:value="formula-is(([.F9]=MIN([.$E9:.$N9]))*(COUNTIF([.$E9:.F9];MIN([.$E9:.$N9]))=1))" calcext:base-cell-address="print.F9"/>
          </calcext:conditional-format>
          <calcext:conditional-format calcext:target-range-address="print.G9:print.G9">
            <calcext:condition calcext:apply-style-name="ignored" calcext:value="formula-is(([.G9]=MAX([.$E9:.$N9]))*(COUNTIF([.$E9:.G9];MAX([.$E9:.$N9]))=1))" calcext:base-cell-address="print.G9"/>
          </calcext:conditional-format>
          <calcext:conditional-format calcext:target-range-address="print.G9:print.G9">
            <calcext:condition calcext:apply-style-name="ignored" calcext:value="formula-is(([.G9]=MIN([.$E9:.$N9]))*(COUNTIF([.$E9:.G9];MIN([.$E9:.$N9]))=1))" calcext:base-cell-address="print.G9"/>
          </calcext:conditional-format>
          <calcext:conditional-format calcext:target-range-address="print.H9:print.H9">
            <calcext:condition calcext:apply-style-name="ignored" calcext:value="formula-is(([.H9]=MAX([.$E9:.$N9]))*(COUNTIF([.$E9:.H9];MAX([.$E9:.$N9]))=1))" calcext:base-cell-address="print.H9"/>
          </calcext:conditional-format>
          <calcext:conditional-format calcext:target-range-address="print.H9:print.H9">
            <calcext:condition calcext:apply-style-name="ignored" calcext:value="formula-is(([.H9]=MIN([.$E9:.$N9]))*(COUNTIF([.$E9:.H9];MIN([.$E9:.$N9]))=1))" calcext:base-cell-address="print.H9"/>
          </calcext:conditional-format>
          <calcext:conditional-format calcext:target-range-address="print.I9:print.I9">
            <calcext:condition calcext:apply-style-name="ignored" calcext:value="formula-is(([.I9]=MAX([.$E9:.$N9]))*(COUNTIF([.$E9:.I9];MAX([.$E9:.$N9]))=1))" calcext:base-cell-address="print.I9"/>
          </calcext:conditional-format>
          <calcext:conditional-format calcext:target-range-address="print.I9:print.I9">
            <calcext:condition calcext:apply-style-name="ignored" calcext:value="formula-is(([.I9]=MIN([.$E9:.$N9]))*(COUNTIF([.$E9:.I9];MIN([.$E9:.$N9]))=1))" calcext:base-cell-address="print.I9"/>
          </calcext:conditional-format>
          <calcext:conditional-format calcext:target-range-address="print.J9:print.J9">
            <calcext:condition calcext:apply-style-name="ignored" calcext:value="formula-is(([.J9]=MAX([.$E9:.$N9]))*(COUNTIF([.$E9:.J9];MAX([.$E9:.$N9]))=1))" calcext:base-cell-address="print.J9"/>
          </calcext:conditional-format>
          <calcext:conditional-format calcext:target-range-address="print.J9:print.J9">
            <calcext:condition calcext:apply-style-name="ignored" calcext:value="formula-is(([.J9]=MIN([.$E9:.$N9]))*(COUNTIF([.$E9:.J9];MIN([.$E9:.$N9]))=1))" calcext:base-cell-address="print.J9"/>
          </calcext:conditional-format>
          <calcext:conditional-format calcext:target-range-address="print.K9:print.K9">
            <calcext:condition calcext:apply-style-name="ignored" calcext:value="formula-is(([.K9]=MAX([.$E9:.$N9]))*(COUNTIF([.$E9:.K9];MAX([.$E9:.$N9]))=1))" calcext:base-cell-address="print.K9"/>
          </calcext:conditional-format>
          <calcext:conditional-format calcext:target-range-address="print.K9:print.K9">
            <calcext:condition calcext:apply-style-name="ignored" calcext:value="formula-is(([.K9]=MIN([.$E9:.$N9]))*(COUNTIF([.$E9:.K9];MIN([.$E9:.$N9]))=1))" calcext:base-cell-address="print.K9"/>
          </calcext:conditional-format>
          <calcext:conditional-format calcext:target-range-address="print.L9:print.L9">
            <calcext:condition calcext:apply-style-name="ignored" calcext:value="formula-is(([.L9]=MAX([.$E9:.$N9]))*(COUNTIF([.$E9:.L9];MAX([.$E9:.$N9]))=1))" calcext:base-cell-address="print.L9"/>
          </calcext:conditional-format>
          <calcext:conditional-format calcext:target-range-address="print.L9:print.L9">
            <calcext:condition calcext:apply-style-name="ignored" calcext:value="formula-is(([.L9]=MIN([.$E9:.$N9]))*(COUNTIF([.$E9:.L9];MIN([.$E9:.$N9]))=1))" calcext:base-cell-address="print.L9"/>
          </calcext:conditional-format>
          <calcext:conditional-format calcext:target-range-address="print.M9:print.M9">
            <calcext:condition calcext:apply-style-name="ignored" calcext:value="formula-is(([.M9]=MAX([.$E9:.$N9]))*(COUNTIF([.$E9:.M9];MAX([.$E9:.$N9]))=1))" calcext:base-cell-address="print.M9"/>
          </calcext:conditional-format>
          <calcext:conditional-format calcext:target-range-address="print.M9:print.M9">
            <calcext:condition calcext:apply-style-name="ignored" calcext:value="formula-is(([.M9]=MIN([.$E9:.$N9]))*(COUNTIF([.$E9:.M9];MIN([.$E9:.$N9]))=1))" calcext:base-cell-address="print.M9"/>
          </calcext:conditional-format>
          <calcext:conditional-format calcext:target-range-address="print.N9:print.N9">
            <calcext:condition calcext:apply-style-name="ignored" calcext:value="formula-is(([.N9]=MAX([.$E9:.$N9]))*(COUNTIF([.$E9:.N9];MAX([.$E9:.$N9]))=1))" calcext:base-cell-address="print.N9"/>
          </calcext:conditional-format>
          <calcext:conditional-format calcext:target-range-address="print.N9:print.N9">
            <calcext:condition calcext:apply-style-name="ignored" calcext:value="formula-is(([.N9]=MIN([.$E9:.$N9]))*(COUNTIF([.$E9:.N9];MIN([.$E9:.$N9]))=1))" calcext:base-cell-address="print.N9"/>
          </calcext:conditional-format>
          <calcext:conditional-format calcext:target-range-address="print.E10:print.E10">
            <calcext:condition calcext:apply-style-name="ignored" calcext:value="formula-is(([.E10]=MAX([.$E10:.$N10]))*(COUNTIF([.$E10:.E10];MAX([.$E10:.$N10]))=1))" calcext:base-cell-address="print.E10"/>
          </calcext:conditional-format>
          <calcext:conditional-format calcext:target-range-address="print.E10:print.E10">
            <calcext:condition calcext:apply-style-name="ignored" calcext:value="formula-is(([.E10]=MIN([.$E10:.$N10]))*(COUNTIF([.$E10:.E10];MIN([.$E10:.$N10]))=1))" calcext:base-cell-address="print.E10"/>
          </calcext:conditional-format>
          <calcext:conditional-format calcext:target-range-address="print.F10:print.F10">
            <calcext:condition calcext:apply-style-name="ignored" calcext:value="formula-is(([.F10]=MAX([.$E10:.$N10]))*(COUNTIF([.$E10:.F10];MAX([.$E10:.$N10]))=1))" calcext:base-cell-address="print.F10"/>
          </calcext:conditional-format>
          <calcext:conditional-format calcext:target-range-address="print.F10:print.F10">
            <calcext:condition calcext:apply-style-name="ignored" calcext:value="formula-is(([.F10]=MIN([.$E10:.$N10]))*(COUNTIF([.$E10:.F10];MIN([.$E10:.$N10]))=1))" calcext:base-cell-address="print.F10"/>
          </calcext:conditional-format>
          <calcext:conditional-format calcext:target-range-address="print.G10:print.G10">
            <calcext:condition calcext:apply-style-name="ignored" calcext:value="formula-is(([.G10]=MAX([.$E10:.$N10]))*(COUNTIF([.$E10:.G10];MAX([.$E10:.$N10]))=1))" calcext:base-cell-address="print.G10"/>
          </calcext:conditional-format>
          <calcext:conditional-format calcext:target-range-address="print.G10:print.G10">
            <calcext:condition calcext:apply-style-name="ignored" calcext:value="formula-is(([.G10]=MIN([.$E10:.$N10]))*(COUNTIF([.$E10:.G10];MIN([.$E10:.$N10]))=1))" calcext:base-cell-address="print.G10"/>
          </calcext:conditional-format>
          <calcext:conditional-format calcext:target-range-address="print.H10:print.H10">
            <calcext:condition calcext:apply-style-name="ignored" calcext:value="formula-is(([.H10]=MAX([.$E10:.$N10]))*(COUNTIF([.$E10:.H10];MAX([.$E10:.$N10]))=1))" calcext:base-cell-address="print.H10"/>
          </calcext:conditional-format>
          <calcext:conditional-format calcext:target-range-address="print.H10:print.H10">
            <calcext:condition calcext:apply-style-name="ignored" calcext:value="formula-is(([.H10]=MIN([.$E10:.$N10]))*(COUNTIF([.$E10:.H10];MIN([.$E10:.$N10]))=1))" calcext:base-cell-address="print.H10"/>
          </calcext:conditional-format>
          <calcext:conditional-format calcext:target-range-address="print.I10:print.I10">
            <calcext:condition calcext:apply-style-name="ignored" calcext:value="formula-is(([.I10]=MAX([.$E10:.$N10]))*(COUNTIF([.$E10:.I10];MAX([.$E10:.$N10]))=1))" calcext:base-cell-address="print.I10"/>
          </calcext:conditional-format>
          <calcext:conditional-format calcext:target-range-address="print.I10:print.I10">
            <calcext:condition calcext:apply-style-name="ignored" calcext:value="formula-is(([.I10]=MIN([.$E10:.$N10]))*(COUNTIF([.$E10:.I10];MIN([.$E10:.$N10]))=1))" calcext:base-cell-address="print.I10"/>
          </calcext:conditional-format>
          <calcext:conditional-format calcext:target-range-address="print.J10:print.J10">
            <calcext:condition calcext:apply-style-name="ignored" calcext:value="formula-is(([.J10]=MAX([.$E10:.$N10]))*(COUNTIF([.$E10:.J10];MAX([.$E10:.$N10]))=1))" calcext:base-cell-address="print.J10"/>
          </calcext:conditional-format>
          <calcext:conditional-format calcext:target-range-address="print.J10:print.J10">
            <calcext:condition calcext:apply-style-name="ignored" calcext:value="formula-is(([.J10]=MIN([.$E10:.$N10]))*(COUNTIF([.$E10:.J10];MIN([.$E10:.$N10]))=1))" calcext:base-cell-address="print.J10"/>
          </calcext:conditional-format>
          <calcext:conditional-format calcext:target-range-address="print.K10:print.K10">
            <calcext:condition calcext:apply-style-name="ignored" calcext:value="formula-is(([.K10]=MAX([.$E10:.$N10]))*(COUNTIF([.$E10:.K10];MAX([.$E10:.$N10]))=1))" calcext:base-cell-address="print.K10"/>
          </calcext:conditional-format>
          <calcext:conditional-format calcext:target-range-address="print.K10:print.K10">
            <calcext:condition calcext:apply-style-name="ignored" calcext:value="formula-is(([.K10]=MIN([.$E10:.$N10]))*(COUNTIF([.$E10:.K10];MIN([.$E10:.$N10]))=1))" calcext:base-cell-address="print.K10"/>
          </calcext:conditional-format>
          <calcext:conditional-format calcext:target-range-address="print.L10:print.L10">
            <calcext:condition calcext:apply-style-name="ignored" calcext:value="formula-is(([.L10]=MAX([.$E10:.$N10]))*(COUNTIF([.$E10:.L10];MAX([.$E10:.$N10]))=1))" calcext:base-cell-address="print.L10"/>
          </calcext:conditional-format>
          <calcext:conditional-format calcext:target-range-address="print.L10:print.L10">
            <calcext:condition calcext:apply-style-name="ignored" calcext:value="formula-is(([.L10]=MIN([.$E10:.$N10]))*(COUNTIF([.$E10:.L10];MIN([.$E10:.$N10]))=1))" calcext:base-cell-address="print.L10"/>
          </calcext:conditional-format>
          <calcext:conditional-format calcext:target-range-address="print.M10:print.M10">
            <calcext:condition calcext:apply-style-name="ignored" calcext:value="formula-is(([.M10]=MAX([.$E10:.$N10]))*(COUNTIF([.$E10:.M10];MAX([.$E10:.$N10]))=1))" calcext:base-cell-address="print.M10"/>
          </calcext:conditional-format>
          <calcext:conditional-format calcext:target-range-address="print.M10:print.M10">
            <calcext:condition calcext:apply-style-name="ignored" calcext:value="formula-is(([.M10]=MIN([.$E10:.$N10]))*(COUNTIF([.$E10:.M10];MIN([.$E10:.$N10]))=1))" calcext:base-cell-address="print.M10"/>
          </calcext:conditional-format>
          <calcext:conditional-format calcext:target-range-address="print.N10:print.N10">
            <calcext:condition calcext:apply-style-name="ignored" calcext:value="formula-is(([.N10]=MAX([.$E10:.$N10]))*(COUNTIF([.$E10:.N10];MAX([.$E10:.$N10]))=1))" calcext:base-cell-address="print.N10"/>
          </calcext:conditional-format>
          <calcext:conditional-format calcext:target-range-address="print.N10:print.N10">
            <calcext:condition calcext:apply-style-name="ignored" calcext:value="formula-is(([.N10]=MIN([.$E10:.$N10]))*(COUNTIF([.$E10:.N10];MIN([.$E10:.$N10]))=1))" calcext:base-cell-address="print.N10"/>
          </calcext:conditional-format>
          <calcext:conditional-format calcext:target-range-address="print.E11:print.E11">
            <calcext:condition calcext:apply-style-name="ignored" calcext:value="formula-is(([.E11]=MAX([.$E11:.$N11]))*(COUNTIF([.$E11:.E11];MAX([.$E11:.$N11]))=1))" calcext:base-cell-address="print.E11"/>
          </calcext:conditional-format>
          <calcext:conditional-format calcext:target-range-address="print.E11:print.E11">
            <calcext:condition calcext:apply-style-name="ignored" calcext:value="formula-is(([.E11]=MIN([.$E11:.$N11]))*(COUNTIF([.$E11:.E11];MIN([.$E11:.$N11]))=1))" calcext:base-cell-address="print.E11"/>
          </calcext:conditional-format>
          <calcext:conditional-format calcext:target-range-address="print.F11:print.F11">
            <calcext:condition calcext:apply-style-name="ignored" calcext:value="formula-is(([.F11]=MAX([.$E11:.$N11]))*(COUNTIF([.$E11:.F11];MAX([.$E11:.$N11]))=1))" calcext:base-cell-address="print.F11"/>
          </calcext:conditional-format>
          <calcext:conditional-format calcext:target-range-address="print.F11:print.F11">
            <calcext:condition calcext:apply-style-name="ignored" calcext:value="formula-is(([.F11]=MIN([.$E11:.$N11]))*(COUNTIF([.$E11:.F11];MIN([.$E11:.$N11]))=1))" calcext:base-cell-address="print.F11"/>
          </calcext:conditional-format>
          <calcext:conditional-format calcext:target-range-address="print.G11:print.G11">
            <calcext:condition calcext:apply-style-name="ignored" calcext:value="formula-is(([.G11]=MAX([.$E11:.$N11]))*(COUNTIF([.$E11:.G11];MAX([.$E11:.$N11]))=1))" calcext:base-cell-address="print.G11"/>
          </calcext:conditional-format>
          <calcext:conditional-format calcext:target-range-address="print.G11:print.G11">
            <calcext:condition calcext:apply-style-name="ignored" calcext:value="formula-is(([.G11]=MIN([.$E11:.$N11]))*(COUNTIF([.$E11:.G11];MIN([.$E11:.$N11]))=1))" calcext:base-cell-address="print.G11"/>
          </calcext:conditional-format>
          <calcext:conditional-format calcext:target-range-address="print.H11:print.H11">
            <calcext:condition calcext:apply-style-name="ignored" calcext:value="formula-is(([.H11]=MAX([.$E11:.$N11]))*(COUNTIF([.$E11:.H11];MAX([.$E11:.$N11]))=1))" calcext:base-cell-address="print.H11"/>
          </calcext:conditional-format>
          <calcext:conditional-format calcext:target-range-address="print.H11:print.H11">
            <calcext:condition calcext:apply-style-name="ignored" calcext:value="formula-is(([.H11]=MIN([.$E11:.$N11]))*(COUNTIF([.$E11:.H11];MIN([.$E11:.$N11]))=1))" calcext:base-cell-address="print.H11"/>
          </calcext:conditional-format>
          <calcext:conditional-format calcext:target-range-address="print.I11:print.I11">
            <calcext:condition calcext:apply-style-name="ignored" calcext:value="formula-is(([.I11]=MAX([.$E11:.$N11]))*(COUNTIF([.$E11:.I11];MAX([.$E11:.$N11]))=1))" calcext:base-cell-address="print.I11"/>
          </calcext:conditional-format>
          <calcext:conditional-format calcext:target-range-address="print.I11:print.I11">
            <calcext:condition calcext:apply-style-name="ignored" calcext:value="formula-is(([.I11]=MIN([.$E11:.$N11]))*(COUNTIF([.$E11:.I11];MIN([.$E11:.$N11]))=1))" calcext:base-cell-address="print.I11"/>
          </calcext:conditional-format>
          <calcext:conditional-format calcext:target-range-address="print.J11:print.J11">
            <calcext:condition calcext:apply-style-name="ignored" calcext:value="formula-is(([.J11]=MAX([.$E11:.$N11]))*(COUNTIF([.$E11:.J11];MAX([.$E11:.$N11]))=1))" calcext:base-cell-address="print.J11"/>
          </calcext:conditional-format>
          <calcext:conditional-format calcext:target-range-address="print.J11:print.J11">
            <calcext:condition calcext:apply-style-name="ignored" calcext:value="formula-is(([.J11]=MIN([.$E11:.$N11]))*(COUNTIF([.$E11:.J11];MIN([.$E11:.$N11]))=1))" calcext:base-cell-address="print.J11"/>
          </calcext:conditional-format>
          <calcext:conditional-format calcext:target-range-address="print.K11:print.K11">
            <calcext:condition calcext:apply-style-name="ignored" calcext:value="formula-is(([.K11]=MAX([.$E11:.$N11]))*(COUNTIF([.$E11:.K11];MAX([.$E11:.$N11]))=1))" calcext:base-cell-address="print.K11"/>
          </calcext:conditional-format>
          <calcext:conditional-format calcext:target-range-address="print.K11:print.K11">
            <calcext:condition calcext:apply-style-name="ignored" calcext:value="formula-is(([.K11]=MIN([.$E11:.$N11]))*(COUNTIF([.$E11:.K11];MIN([.$E11:.$N11]))=1))" calcext:base-cell-address="print.K11"/>
          </calcext:conditional-format>
          <calcext:conditional-format calcext:target-range-address="print.L11:print.L11">
            <calcext:condition calcext:apply-style-name="ignored" calcext:value="formula-is(([.L11]=MAX([.$E11:.$N11]))*(COUNTIF([.$E11:.L11];MAX([.$E11:.$N11]))=1))" calcext:base-cell-address="print.L11"/>
          </calcext:conditional-format>
          <calcext:conditional-format calcext:target-range-address="print.L11:print.L11">
            <calcext:condition calcext:apply-style-name="ignored" calcext:value="formula-is(([.L11]=MIN([.$E11:.$N11]))*(COUNTIF([.$E11:.L11];MIN([.$E11:.$N11]))=1))" calcext:base-cell-address="print.L11"/>
          </calcext:conditional-format>
          <calcext:conditional-format calcext:target-range-address="print.M11:print.M11">
            <calcext:condition calcext:apply-style-name="ignored" calcext:value="formula-is(([.M11]=MAX([.$E11:.$N11]))*(COUNTIF([.$E11:.M11];MAX([.$E11:.$N11]))=1))" calcext:base-cell-address="print.M11"/>
          </calcext:conditional-format>
          <calcext:conditional-format calcext:target-range-address="print.M11:print.M11">
            <calcext:condition calcext:apply-style-name="ignored" calcext:value="formula-is(([.M11]=MIN([.$E11:.$N11]))*(COUNTIF([.$E11:.M11];MIN([.$E11:.$N11]))=1))" calcext:base-cell-address="print.M11"/>
          </calcext:conditional-format>
          <calcext:conditional-format calcext:target-range-address="print.N11:print.N11">
            <calcext:condition calcext:apply-style-name="ignored" calcext:value="formula-is(([.N11]=MAX([.$E11:.$N11]))*(COUNTIF([.$E11:.N11];MAX([.$E11:.$N11]))=1))" calcext:base-cell-address="print.N11"/>
          </calcext:conditional-format>
          <calcext:conditional-format calcext:target-range-address="print.N11:print.N11">
            <calcext:condition calcext:apply-style-name="ignored" calcext:value="formula-is(([.N11]=MIN([.$E11:.$N11]))*(COUNTIF([.$E11:.N11];MIN([.$E11:.$N11]))=1))" calcext:base-cell-address="print.N11"/>
          </calcext:conditional-format>
          <calcext:conditional-format calcext:target-range-address="print.E12:print.E12">
            <calcext:condition calcext:apply-style-name="ignored" calcext:value="formula-is(([.E12]=MAX([.$E12:.$N12]))*(COUNTIF([.$E12:.E12];MAX([.$E12:.$N12]))=1))" calcext:base-cell-address="print.E12"/>
          </calcext:conditional-format>
          <calcext:conditional-format calcext:target-range-address="print.E12:print.E12">
            <calcext:condition calcext:apply-style-name="ignored" calcext:value="formula-is(([.E12]=MIN([.$E12:.$N12]))*(COUNTIF([.$E12:.E12];MIN([.$E12:.$N12]))=1))" calcext:base-cell-address="print.E12"/>
          </calcext:conditional-format>
          <calcext:conditional-format calcext:target-range-address="print.F12:print.F12">
            <calcext:condition calcext:apply-style-name="ignored" calcext:value="formula-is(([.F12]=MAX([.$E12:.$N12]))*(COUNTIF([.$E12:.F12];MAX([.$E12:.$N12]))=1))" calcext:base-cell-address="print.F12"/>
          </calcext:conditional-format>
          <calcext:conditional-format calcext:target-range-address="print.F12:print.F12">
            <calcext:condition calcext:apply-style-name="ignored" calcext:value="formula-is(([.F12]=MIN([.$E12:.$N12]))*(COUNTIF([.$E12:.F12];MIN([.$E12:.$N12]))=1))" calcext:base-cell-address="print.F12"/>
          </calcext:conditional-format>
          <calcext:conditional-format calcext:target-range-address="print.G12:print.G12">
            <calcext:condition calcext:apply-style-name="ignored" calcext:value="formula-is(([.G12]=MAX([.$E12:.$N12]))*(COUNTIF([.$E12:.G12];MAX([.$E12:.$N12]))=1))" calcext:base-cell-address="print.G12"/>
          </calcext:conditional-format>
          <calcext:conditional-format calcext:target-range-address="print.G12:print.G12">
            <calcext:condition calcext:apply-style-name="ignored" calcext:value="formula-is(([.G12]=MIN([.$E12:.$N12]))*(COUNTIF([.$E12:.G12];MIN([.$E12:.$N12]))=1))" calcext:base-cell-address="print.G12"/>
          </calcext:conditional-format>
          <calcext:conditional-format calcext:target-range-address="print.H12:print.H12">
            <calcext:condition calcext:apply-style-name="ignored" calcext:value="formula-is(([.H12]=MAX([.$E12:.$N12]))*(COUNTIF([.$E12:.H12];MAX([.$E12:.$N12]))=1))" calcext:base-cell-address="print.H12"/>
          </calcext:conditional-format>
          <calcext:conditional-format calcext:target-range-address="print.H12:print.H12">
            <calcext:condition calcext:apply-style-name="ignored" calcext:value="formula-is(([.H12]=MIN([.$E12:.$N12]))*(COUNTIF([.$E12:.H12];MIN([.$E12:.$N12]))=1))" calcext:base-cell-address="print.H12"/>
          </calcext:conditional-format>
          <calcext:conditional-format calcext:target-range-address="print.I12:print.I12">
            <calcext:condition calcext:apply-style-name="ignored" calcext:value="formula-is(([.I12]=MAX([.$E12:.$N12]))*(COUNTIF([.$E12:.I12];MAX([.$E12:.$N12]))=1))" calcext:base-cell-address="print.I12"/>
          </calcext:conditional-format>
          <calcext:conditional-format calcext:target-range-address="print.I12:print.I12">
            <calcext:condition calcext:apply-style-name="ignored" calcext:value="formula-is(([.I12]=MIN([.$E12:.$N12]))*(COUNTIF([.$E12:.I12];MIN([.$E12:.$N12]))=1))" calcext:base-cell-address="print.I12"/>
          </calcext:conditional-format>
          <calcext:conditional-format calcext:target-range-address="print.J12:print.J12">
            <calcext:condition calcext:apply-style-name="ignored" calcext:value="formula-is(([.J12]=MAX([.$E12:.$N12]))*(COUNTIF([.$E12:.J12];MAX([.$E12:.$N12]))=1))" calcext:base-cell-address="print.J12"/>
          </calcext:conditional-format>
          <calcext:conditional-format calcext:target-range-address="print.J12:print.J12">
            <calcext:condition calcext:apply-style-name="ignored" calcext:value="formula-is(([.J12]=MIN([.$E12:.$N12]))*(COUNTIF([.$E12:.J12];MIN([.$E12:.$N12]))=1))" calcext:base-cell-address="print.J12"/>
          </calcext:conditional-format>
          <calcext:conditional-format calcext:target-range-address="print.K12:print.K12">
            <calcext:condition calcext:apply-style-name="ignored" calcext:value="formula-is(([.K12]=MAX([.$E12:.$N12]))*(COUNTIF([.$E12:.K12];MAX([.$E12:.$N12]))=1))" calcext:base-cell-address="print.K12"/>
          </calcext:conditional-format>
          <calcext:conditional-format calcext:target-range-address="print.K12:print.K12">
            <calcext:condition calcext:apply-style-name="ignored" calcext:value="formula-is(([.K12]=MIN([.$E12:.$N12]))*(COUNTIF([.$E12:.K12];MIN([.$E12:.$N12]))=1))" calcext:base-cell-address="print.K12"/>
          </calcext:conditional-format>
          <calcext:conditional-format calcext:target-range-address="print.L12:print.L12">
            <calcext:condition calcext:apply-style-name="ignored" calcext:value="formula-is(([.L12]=MAX([.$E12:.$N12]))*(COUNTIF([.$E12:.L12];MAX([.$E12:.$N12]))=1))" calcext:base-cell-address="print.L12"/>
          </calcext:conditional-format>
          <calcext:conditional-format calcext:target-range-address="print.L12:print.L12">
            <calcext:condition calcext:apply-style-name="ignored" calcext:value="formula-is(([.L12]=MIN([.$E12:.$N12]))*(COUNTIF([.$E12:.L12];MIN([.$E12:.$N12]))=1))" calcext:base-cell-address="print.L12"/>
          </calcext:conditional-format>
          <calcext:conditional-format calcext:target-range-address="print.M12:print.M12">
            <calcext:condition calcext:apply-style-name="ignored" calcext:value="formula-is(([.M12]=MAX([.$E12:.$N12]))*(COUNTIF([.$E12:.M12];MAX([.$E12:.$N12]))=1))" calcext:base-cell-address="print.M12"/>
          </calcext:conditional-format>
          <calcext:conditional-format calcext:target-range-address="print.M12:print.M12">
            <calcext:condition calcext:apply-style-name="ignored" calcext:value="formula-is(([.M12]=MIN([.$E12:.$N12]))*(COUNTIF([.$E12:.M12];MIN([.$E12:.$N12]))=1))" calcext:base-cell-address="print.M12"/>
          </calcext:conditional-format>
          <calcext:conditional-format calcext:target-range-address="print.N12:print.N12">
            <calcext:condition calcext:apply-style-name="ignored" calcext:value="formula-is(([.N12]=MAX([.$E12:.$N12]))*(COUNTIF([.$E12:.N12];MAX([.$E12:.$N12]))=1))" calcext:base-cell-address="print.N12"/>
          </calcext:conditional-format>
          <calcext:conditional-format calcext:target-range-address="print.N12:print.N12">
            <calcext:condition calcext:apply-style-name="ignored" calcext:value="formula-is(([.N12]=MIN([.$E12:.$N12]))*(COUNTIF([.$E12:.N12];MIN([.$E12:.$N12]))=1))" calcext:base-cell-address="print.N12"/>
          </calcext:conditional-format>
          <calcext:conditional-format calcext:target-range-address="print.E13:print.E13">
            <calcext:condition calcext:apply-style-name="ignored" calcext:value="formula-is(([.E13]=MAX([.$E13:.$N13]))*(COUNTIF([.$E13:.E13];MAX([.$E13:.$N13]))=1))" calcext:base-cell-address="print.E13"/>
          </calcext:conditional-format>
          <calcext:conditional-format calcext:target-range-address="print.E13:print.E13">
            <calcext:condition calcext:apply-style-name="ignored" calcext:value="formula-is(([.E13]=MIN([.$E13:.$N13]))*(COUNTIF([.$E13:.E13];MIN([.$E13:.$N13]))=1))" calcext:base-cell-address="print.E13"/>
          </calcext:conditional-format>
          <calcext:conditional-format calcext:target-range-address="print.F13:print.F13">
            <calcext:condition calcext:apply-style-name="ignored" calcext:value="formula-is(([.F13]=MAX([.$E13:.$N13]))*(COUNTIF([.$E13:.F13];MAX([.$E13:.$N13]))=1))" calcext:base-cell-address="print.F13"/>
          </calcext:conditional-format>
          <calcext:conditional-format calcext:target-range-address="print.F13:print.F13">
            <calcext:condition calcext:apply-style-name="ignored" calcext:value="formula-is(([.F13]=MIN([.$E13:.$N13]))*(COUNTIF([.$E13:.F13];MIN([.$E13:.$N13]))=1))" calcext:base-cell-address="print.F13"/>
          </calcext:conditional-format>
          <calcext:conditional-format calcext:target-range-address="print.G13:print.G13">
            <calcext:condition calcext:apply-style-name="ignored" calcext:value="formula-is(([.G13]=MAX([.$E13:.$N13]))*(COUNTIF([.$E13:.G13];MAX([.$E13:.$N13]))=1))" calcext:base-cell-address="print.G13"/>
          </calcext:conditional-format>
          <calcext:conditional-format calcext:target-range-address="print.G13:print.G13">
            <calcext:condition calcext:apply-style-name="ignored" calcext:value="formula-is(([.G13]=MIN([.$E13:.$N13]))*(COUNTIF([.$E13:.G13];MIN([.$E13:.$N13]))=1))" calcext:base-cell-address="print.G13"/>
          </calcext:conditional-format>
          <calcext:conditional-format calcext:target-range-address="print.H13:print.H13">
            <calcext:condition calcext:apply-style-name="ignored" calcext:value="formula-is(([.H13]=MAX([.$E13:.$N13]))*(COUNTIF([.$E13:.H13];MAX([.$E13:.$N13]))=1))" calcext:base-cell-address="print.H13"/>
          </calcext:conditional-format>
          <calcext:conditional-format calcext:target-range-address="print.H13:print.H13">
            <calcext:condition calcext:apply-style-name="ignored" calcext:value="formula-is(([.H13]=MIN([.$E13:.$N13]))*(COUNTIF([.$E13:.H13];MIN([.$E13:.$N13]))=1))" calcext:base-cell-address="print.H13"/>
          </calcext:conditional-format>
          <calcext:conditional-format calcext:target-range-address="print.I13:print.I13">
            <calcext:condition calcext:apply-style-name="ignored" calcext:value="formula-is(([.I13]=MAX([.$E13:.$N13]))*(COUNTIF([.$E13:.I13];MAX([.$E13:.$N13]))=1))" calcext:base-cell-address="print.I13"/>
          </calcext:conditional-format>
          <calcext:conditional-format calcext:target-range-address="print.I13:print.I13">
            <calcext:condition calcext:apply-style-name="ignored" calcext:value="formula-is(([.I13]=MIN([.$E13:.$N13]))*(COUNTIF([.$E13:.I13];MIN([.$E13:.$N13]))=1))" calcext:base-cell-address="print.I13"/>
          </calcext:conditional-format>
          <calcext:conditional-format calcext:target-range-address="print.J13:print.J13">
            <calcext:condition calcext:apply-style-name="ignored" calcext:value="formula-is(([.J13]=MAX([.$E13:.$N13]))*(COUNTIF([.$E13:.J13];MAX([.$E13:.$N13]))=1))" calcext:base-cell-address="print.J13"/>
          </calcext:conditional-format>
          <calcext:conditional-format calcext:target-range-address="print.J13:print.J13">
            <calcext:condition calcext:apply-style-name="ignored" calcext:value="formula-is(([.J13]=MIN([.$E13:.$N13]))*(COUNTIF([.$E13:.J13];MIN([.$E13:.$N13]))=1))" calcext:base-cell-address="print.J13"/>
          </calcext:conditional-format>
          <calcext:conditional-format calcext:target-range-address="print.K13:print.K13">
            <calcext:condition calcext:apply-style-name="ignored" calcext:value="formula-is(([.K13]=MAX([.$E13:.$N13]))*(COUNTIF([.$E13:.K13];MAX([.$E13:.$N13]))=1))" calcext:base-cell-address="print.K13"/>
          </calcext:conditional-format>
          <calcext:conditional-format calcext:target-range-address="print.K13:print.K13">
            <calcext:condition calcext:apply-style-name="ignored" calcext:value="formula-is(([.K13]=MIN([.$E13:.$N13]))*(COUNTIF([.$E13:.K13];MIN([.$E13:.$N13]))=1))" calcext:base-cell-address="print.K13"/>
          </calcext:conditional-format>
          <calcext:conditional-format calcext:target-range-address="print.L13:print.L13">
            <calcext:condition calcext:apply-style-name="ignored" calcext:value="formula-is(([.L13]=MAX([.$E13:.$N13]))*(COUNTIF([.$E13:.L13];MAX([.$E13:.$N13]))=1))" calcext:base-cell-address="print.L13"/>
          </calcext:conditional-format>
          <calcext:conditional-format calcext:target-range-address="print.L13:print.L13">
            <calcext:condition calcext:apply-style-name="ignored" calcext:value="formula-is(([.L13]=MIN([.$E13:.$N13]))*(COUNTIF([.$E13:.L13];MIN([.$E13:.$N13]))=1))" calcext:base-cell-address="print.L13"/>
          </calcext:conditional-format>
          <calcext:conditional-format calcext:target-range-address="print.M13:print.M13">
            <calcext:condition calcext:apply-style-name="ignored" calcext:value="formula-is(([.M13]=MAX([.$E13:.$N13]))*(COUNTIF([.$E13:.M13];MAX([.$E13:.$N13]))=1))" calcext:base-cell-address="print.M13"/>
          </calcext:conditional-format>
          <calcext:conditional-format calcext:target-range-address="print.M13:print.M13">
            <calcext:condition calcext:apply-style-name="ignored" calcext:value="formula-is(([.M13]=MIN([.$E13:.$N13]))*(COUNTIF([.$E13:.M13];MIN([.$E13:.$N13]))=1))" calcext:base-cell-address="print.M13"/>
          </calcext:conditional-format>
          <calcext:conditional-format calcext:target-range-address="print.N13:print.N13">
            <calcext:condition calcext:apply-style-name="ignored" calcext:value="formula-is(([.N13]=MAX([.$E13:.$N13]))*(COUNTIF([.$E13:.N13];MAX([.$E13:.$N13]))=1))" calcext:base-cell-address="print.N13"/>
          </calcext:conditional-format>
          <calcext:conditional-format calcext:target-range-address="print.N13:print.N13">
            <calcext:condition calcext:apply-style-name="ignored" calcext:value="formula-is(([.N13]=MIN([.$E13:.$N13]))*(COUNTIF([.$E13:.N13];MIN([.$E13:.$N13]))=1))" calcext:base-cell-address="print.N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gnored" style:family="table-cell" style:parent-style-name="Default">
      <style:text-properties fo:color="#808080" style:text-line-through-style="solid" style:text-line-through-type="single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7-31">00.00.0000</text:date> <text:time>00:00:00</text:time></text:p>
        </style:region-right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.00.0000</text:date>, <text:time style:data-style-name="N2" text:time-value="10:43:20.4898827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9:52:43.325879000</meta:creation-date>
    <dc:date>2014-07-31T13:05:26.577817311</dc:date>
    <meta:editing-duration>PT3H8M37S</meta:editing-duration>
    <meta:editing-cycles>38</meta:editing-cycles>
    <meta:generator>LibreOffice/4.2.5.2$Linux_X86_64 LibreOffice_project/420m0$Build-2</meta:generator>
    <meta:document-statistic meta:table-count="2" meta:cell-count="321" meta:object-count="0"/>
  </office:meta>
</office:document-meta>
</file>